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0602d8"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3" style:family="paragraph" style:parent-style-name="Standard">
      <style:text-properties style:font-name="Liberation Mono" fo:font-size="10pt" fo:language="fr" fo:country="FR" officeooo:rsid="025a7b10" officeooo:paragraph-rsid="050602d8"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5" style:family="paragraph" style:parent-style-name="Standard">
      <style:text-properties style:font-name="Liberation Mono" fo:font-size="10pt" fo:language="fr" fo:country="FR" officeooo:paragraph-rsid="050602d8" style:font-size-asian="10pt" style:font-size-complex="10pt"/>
    </style:style>
    <style:style style:name="P6" style:family="paragraph" style:parent-style-name="Standard">
      <style:paragraph-properties fo:text-align="start" style:justify-single-word="false"/>
      <style:text-properties style:font-name="Liberation Mono" fo:font-size="10pt" fo:language="fr" fo:country="FR" officeooo:rsid="000267cc" officeooo:paragraph-rsid="050602d8" style:font-size-asian="10pt" style:font-size-complex="10pt"/>
    </style:style>
    <style:style style:name="P7" style:family="paragraph" style:parent-style-name="Standard">
      <style:text-properties style:font-name="Liberation Mono" fo:font-size="10pt" fo:language="fr" fo:country="FR" officeooo:rsid="026609ee" officeooo:paragraph-rsid="050602d8" style:font-size-asian="10pt" style:font-size-complex="10pt"/>
    </style:style>
    <style:style style:name="P8" style:family="paragraph" style:parent-style-name="Standard">
      <style:text-properties style:font-name="Liberation Mono" fo:font-size="10pt" fo:language="fr" fo:country="FR" officeooo:rsid="0059a9c3" officeooo:paragraph-rsid="050602d8" style:font-size-asian="10pt" style:font-size-complex="10pt"/>
    </style:style>
    <style:style style:name="P9" style:family="paragraph" style:parent-style-name="Standard">
      <style:text-properties style:font-name="Liberation Mono" fo:font-size="10pt" fo:language="fr" fo:country="FR" officeooo:rsid="01f502dc" officeooo:paragraph-rsid="050602d8" style:font-size-asian="10pt" style:font-size-complex="10pt"/>
    </style:style>
    <style:style style:name="P10" style:family="paragraph" style:parent-style-name="Standard">
      <style:text-properties style:font-name="Liberation Mono" fo:font-size="10pt" fo:language="fr" fo:country="FR" officeooo:rsid="01f55db6" officeooo:paragraph-rsid="050602d8" style:font-size-asian="10pt" style:font-size-complex="10pt"/>
    </style:style>
    <style:style style:name="P11" style:family="paragraph" style:parent-style-name="Standard">
      <style:text-properties style:font-name="Liberation Mono" fo:font-size="10pt" fo:language="fr" fo:country="FR" officeooo:rsid="025206e7" officeooo:paragraph-rsid="050602d8" style:font-size-asian="10pt" style:font-size-complex="10pt"/>
    </style:style>
    <style:style style:name="P12" style:family="paragraph" style:parent-style-name="Standard">
      <style:text-properties style:font-name="Liberation Mono" fo:font-size="10pt" fo:language="fr" fo:country="FR" officeooo:rsid="022078af" officeooo:paragraph-rsid="050602d8"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0602d8"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19274f"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19274f"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19274f" style:font-size-asian="10pt" style:font-size-complex="10pt"/>
    </style:style>
    <style:style style:name="P17" style:family="paragraph" style:parent-style-name="Standard">
      <style:text-properties style:font-name="Liberation Mono" fo:font-size="10pt" fo:language="fr" fo:country="FR" officeooo:rsid="003c7e31" officeooo:paragraph-rsid="050602d8" style:font-size-asian="10pt" style:font-size-complex="10pt"/>
    </style:style>
    <style:style style:name="P18" style:family="paragraph" style:parent-style-name="Standard">
      <style:text-properties style:font-name="Liberation Mono" fo:font-size="10pt" fo:language="fr" fo:country="FR" officeooo:rsid="004d1384" officeooo:paragraph-rsid="050602d8" style:font-size-asian="10pt" style:font-size-complex="10pt"/>
    </style:style>
    <style:style style:name="P19" style:family="paragraph" style:parent-style-name="Standard">
      <style:text-properties style:font-name="Liberation Mono" fo:font-size="10pt" fo:language="fr" fo:country="FR" officeooo:rsid="00760ea1" officeooo:paragraph-rsid="050602d8" style:font-size-asian="10pt" style:font-size-complex="10pt"/>
    </style:style>
    <style:style style:name="P20" style:family="paragraph" style:parent-style-name="Standard">
      <style:text-properties style:font-name="Liberation Mono" fo:font-size="10pt" fo:language="fr" fo:country="FR" officeooo:rsid="01739683" officeooo:paragraph-rsid="050602d8" style:font-size-asian="10pt" style:font-size-complex="10pt"/>
    </style:style>
    <style:style style:name="P21" style:family="paragraph" style:parent-style-name="Standard">
      <style:text-properties style:font-name="Liberation Mono" fo:font-size="10pt" fo:language="fr" fo:country="FR" officeooo:rsid="0233a144" officeooo:paragraph-rsid="05196423"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35c48f" officeooo:paragraph-rsid="0519274f"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3ce556" officeooo:paragraph-rsid="0519274f"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e7e5a6" officeooo:paragraph-rsid="0519274f" fo:background-color="transparent" style:font-size-asian="10pt" style:font-size-complex="10pt"/>
    </style:style>
    <style:style style:name="P29" style:family="paragraph" style:parent-style-name="Standard">
      <style:text-properties style:font-name="Liberation Mono" fo:font-size="10pt" fo:language="fr" fo:country="FR" officeooo:rsid="030f0ea3" officeooo:paragraph-rsid="050602d8" style:font-size-asian="8.75pt" style:font-size-complex="10pt"/>
    </style:style>
    <style:style style:name="P30" style:family="paragraph" style:parent-style-name="Standard">
      <style:text-properties style:font-name="Liberation Mono" fo:font-size="10pt" fo:language="fr" fo:country="FR" officeooo:rsid="015ec570" officeooo:paragraph-rsid="050602d8" style:font-size-asian="8.75pt" style:font-size-complex="10pt"/>
    </style:style>
    <style:style style:name="P31" style:family="paragraph" style:parent-style-name="Standard">
      <style:text-properties style:font-name="Liberation Mono" fo:font-size="10pt" fo:language="fr" fo:country="FR" officeooo:rsid="0295b44b" officeooo:paragraph-rsid="050602d8" style:font-size-asian="8.75pt" style:font-size-complex="10pt"/>
    </style:style>
    <style:style style:name="P32" style:family="paragraph" style:parent-style-name="Standard">
      <style:text-properties style:font-name="Liberation Mono" fo:font-size="10pt" fo:language="fr" fo:country="FR" officeooo:rsid="0180df8e" officeooo:paragraph-rsid="050602d8" style:font-size-asian="8.75pt" style:font-size-complex="10pt"/>
    </style:style>
    <style:style style:name="P33"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35" style:family="paragraph" style:parent-style-name="Standard">
      <style:text-properties style:font-name="Liberation Mono" fo:language="fr" fo:country="FR" officeooo:rsid="026609ee" officeooo:paragraph-rsid="050602d8"/>
    </style:style>
    <style:style style:name="P36" style:family="paragraph" style:parent-style-name="Standard">
      <style:text-properties style:font-name="Liberation Mono" fo:font-size="12pt" fo:language="fr" fo:country="FR" officeooo:paragraph-rsid="050602d8"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19274f"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22e12b" officeooo:paragraph-rsid="0519274f"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4bbe61c" officeooo:paragraph-rsid="0519274f"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3464855" officeooo:paragraph-rsid="0519274f"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19274f"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ce181e"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4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0602d8" style:font-size-asian="14pt" style:font-style-asian="italic" style:font-weight-asian="bold" style:font-size-complex="14pt" style:font-style-complex="italic" style:font-weight-complex="bold"/>
    </style:style>
    <style:style style:name="P4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602d8" style:font-size-asian="12pt" style:font-style-asian="italic" style:font-weight-asian="bold" style:font-size-complex="12pt" style:font-style-complex="italic" style:font-weight-complex="bold"/>
    </style:style>
    <style:style style:name="P47"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602d8"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monospace" fo:font-size="10pt" officeooo:paragraph-rsid="0519274f"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5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P58" style:family="paragraph" style:parent-style-name="Standard" style:list-style-name="L1">
      <style:text-properties style:font-name="Liberation Mono" fo:font-size="10pt" fo:language="fr" fo:country="FR" officeooo:rsid="021bd834" officeooo:paragraph-rsid="050602d8" style:font-size-asian="10pt" style:font-size-complex="10pt"/>
    </style:style>
    <style:style style:name="P59" style:family="paragraph" style:parent-style-name="Standard" style:list-style-name="L2">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60" style:family="paragraph" style:parent-style-name="Standard" style:list-style-name="L6">
      <style:paragraph-properties fo:text-align="start" style:justify-single-word="false"/>
      <style:text-properties style:font-name="Liberation Mono" fo:font-size="10pt" fo:language="fr" fo:country="FR" officeooo:rsid="00a64c20" officeooo:paragraph-rsid="0519274f" style:font-size-asian="10pt" style:font-size-complex="10pt"/>
    </style:style>
    <style:style style:name="P61" style:family="paragraph" style:parent-style-name="Standard" style:list-style-name="L6">
      <style:paragraph-properties fo:text-align="start" style:justify-single-word="false"/>
      <style:text-properties style:font-name="Liberation Mono" fo:font-size="10pt" fo:language="fr" fo:country="FR" officeooo:rsid="00c96c20" officeooo:paragraph-rsid="0519274f" style:font-size-asian="10pt" style:font-size-complex="10pt"/>
    </style:style>
    <style:style style:name="P62" style:family="paragraph" style:parent-style-name="Standard" style:list-style-name="L6">
      <style:paragraph-properties fo:text-align="start" style:justify-single-word="false"/>
      <style:text-properties style:font-name="Liberation Mono" fo:font-size="10pt" fo:language="fr" fo:country="FR" officeooo:rsid="00d86fec" officeooo:paragraph-rsid="0519274f" style:font-size-asian="10pt" style:font-size-complex="10pt"/>
    </style:style>
    <style:style style:name="P63" style:family="paragraph" style:parent-style-name="Standard" style:list-style-name="L6">
      <style:paragraph-properties fo:text-align="start" style:justify-single-word="false"/>
      <style:text-properties style:font-name="Liberation Mono" fo:font-size="10pt" fo:language="fr" fo:country="FR" officeooo:rsid="00e80f3a" officeooo:paragraph-rsid="0519274f"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fddb05" officeooo:paragraph-rsid="0519274f" style:font-size-asian="10pt" style:font-size-complex="10pt"/>
    </style:style>
    <style:style style:name="P65" style:family="paragraph" style:parent-style-name="Standard" style:list-style-name="L6">
      <style:paragraph-properties fo:text-align="start" style:justify-single-word="false"/>
      <style:text-properties style:font-name="Liberation Mono" fo:font-size="10pt" fo:language="fr" fo:country="FR" officeooo:rsid="0109e0ae" officeooo:paragraph-rsid="0519274f" style:font-size-asian="10pt" style:font-size-complex="10pt"/>
    </style:style>
    <style:style style:name="P66" style:family="paragraph" style:parent-style-name="Standard" style:list-style-name="L6">
      <style:paragraph-properties fo:text-align="start" style:justify-single-word="false"/>
      <style:text-properties style:font-name="Liberation Mono" fo:font-size="10pt" fo:language="fr" fo:country="FR" officeooo:rsid="03cd4620" officeooo:paragraph-rsid="0519274f"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125b598" officeooo:paragraph-rsid="0519274f" style:font-size-asian="10pt" style:font-size-complex="10pt"/>
    </style:style>
    <style:style style:name="P68" style:family="paragraph" style:parent-style-name="Standard" style:list-style-name="L6">
      <style:paragraph-properties fo:text-align="start" style:justify-single-word="false"/>
      <style:text-properties style:font-name="Liberation Mono" fo:font-size="10pt" fo:language="fr" fo:country="FR" officeooo:rsid="0129aebb" officeooo:paragraph-rsid="0519274f"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12e04d1" officeooo:paragraph-rsid="0519274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12f32a2" officeooo:paragraph-rsid="0519274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15d8b8c" officeooo:paragraph-rsid="0519274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20ee4b1" officeooo:paragraph-rsid="0519274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2181c44" officeooo:paragraph-rsid="0519274f"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4d20f11" officeooo:paragraph-rsid="0519274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4d21d0e" officeooo:paragraph-rsid="0519274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78" style:family="paragraph" style:parent-style-name="Standard" style:list-style-name="L8">
      <style:text-properties style:font-name="Liberation Mono" fo:font-size="10pt" fo:language="fr" fo:country="FR" officeooo:rsid="040d81b6" officeooo:paragraph-rsid="050602d8" style:font-size-asian="10pt" style:font-size-complex="10pt"/>
    </style:style>
    <style:style style:name="P79" style:family="paragraph" style:parent-style-name="Standard" style:list-style-name="L8">
      <style:text-properties style:font-name="Liberation Mono" fo:font-size="10pt" fo:language="fr" fo:country="FR" officeooo:rsid="041074fc" officeooo:paragraph-rsid="050602d8" style:font-size-asian="10pt" style:font-size-complex="10pt"/>
    </style:style>
    <style:style style:name="P80" style:family="paragraph" style:parent-style-name="Standard" style:list-style-name="L8">
      <style:text-properties style:font-name="Liberation Mono" fo:font-size="10pt" fo:language="fr" fo:country="FR" officeooo:rsid="04216297" officeooo:paragraph-rsid="050602d8" style:font-size-asian="10pt" style:font-size-complex="10pt"/>
    </style:style>
    <style:style style:name="P81" style:family="paragraph" style:parent-style-name="Standard" style:list-style-name="L8">
      <style:text-properties style:font-name="Liberation Mono" fo:font-size="10pt" fo:language="fr" fo:country="FR" officeooo:rsid="0426155c" officeooo:paragraph-rsid="050602d8" style:font-size-asian="10pt" style:font-size-complex="10pt"/>
    </style:style>
    <style:style style:name="P82" style:family="paragraph" style:parent-style-name="Standard" style:list-style-name="L9">
      <style:text-properties style:font-name="Liberation Mono" fo:font-size="10pt" fo:language="fr" fo:country="FR" officeooo:paragraph-rsid="050602d8" style:font-size-asian="10pt" style:font-size-complex="10pt"/>
    </style:style>
    <style:style style:name="P83" style:family="paragraph" style:parent-style-name="Standard" style:list-style-name="L9">
      <style:text-properties style:font-name="Liberation Mono" fo:font-size="10pt" fo:language="fr" fo:country="FR" officeooo:rsid="02b9c4eb" officeooo:paragraph-rsid="050602d8" style:font-size-asian="10pt" style:font-size-complex="10pt"/>
    </style:style>
    <style:style style:name="P84" style:family="paragraph" style:parent-style-name="Standard" style:list-style-name="L9">
      <style:text-properties style:font-name="Liberation Mono" fo:font-size="10pt" fo:language="fr" fo:country="FR" officeooo:rsid="001c02bb" officeooo:paragraph-rsid="050602d8" style:font-size-asian="10pt" style:font-size-complex="10pt"/>
    </style:style>
    <style:style style:name="P85" style:family="paragraph" style:parent-style-name="Standard" style:list-style-name="L9">
      <style:text-properties style:font-name="Liberation Mono" fo:font-size="10pt" fo:language="fr" fo:country="FR" officeooo:rsid="050f6830" officeooo:paragraph-rsid="050602d8" style:font-size-asian="10pt" style:font-size-complex="10pt"/>
    </style:style>
    <style:style style:name="P86" style:family="paragraph" style:parent-style-name="Standard" style:list-style-name="L9">
      <style:text-properties style:font-name="Liberation Mono" fo:font-size="10pt" fo:language="fr" fo:country="FR" officeooo:rsid="051cdfdd" officeooo:paragraph-rsid="050602d8" style:font-size-asian="10pt" style:font-size-complex="10pt"/>
    </style:style>
    <style:style style:name="P87" style:family="paragraph" style:parent-style-name="Standard" style:list-style-name="L9">
      <style:text-properties style:font-name="Liberation Mono" fo:font-size="10pt" fo:language="fr" fo:country="FR" officeooo:rsid="051fd0a0" officeooo:paragraph-rsid="050602d8" style:font-size-asian="10pt" style:font-size-complex="10pt"/>
    </style:style>
    <style:style style:name="P88" style:family="paragraph" style:parent-style-name="Standard" style:list-style-name="L9">
      <style:text-properties style:font-name="Liberation Mono" fo:font-size="10pt" fo:language="fr" fo:country="FR" officeooo:rsid="051b6700" officeooo:paragraph-rsid="050602d8" style:font-size-asian="10pt" style:font-size-complex="10pt"/>
    </style:style>
    <style:style style:name="P89" style:family="paragraph" style:parent-style-name="Standard" style:list-style-name="L9">
      <style:text-properties style:font-name="Liberation Mono" fo:font-size="10pt" fo:language="fr" fo:country="FR" officeooo:rsid="05096229" officeooo:paragraph-rsid="050602d8" style:font-size-asian="10pt" style:font-size-complex="10pt"/>
    </style:style>
    <style:style style:name="P90" style:family="paragraph" style:parent-style-name="Standard" style:list-style-name="L10">
      <style:text-properties style:font-name="Liberation Mono" fo:font-size="10pt" fo:language="fr" fo:country="FR" officeooo:rsid="00c2183e" officeooo:paragraph-rsid="050602d8" style:font-size-asian="10pt" style:font-size-complex="10pt"/>
    </style:style>
    <style:style style:name="P91" style:family="paragraph" style:parent-style-name="Standard" style:list-style-name="L4">
      <style:text-properties style:font-name="Liberation Mono" fo:font-size="10pt" fo:language="fr" fo:country="FR" fo:font-weight="bold" officeooo:rsid="027b713b" officeooo:paragraph-rsid="050602d8" style:font-size-asian="10pt" style:font-weight-asian="bold" style:font-size-complex="10pt" style:font-weight-complex="bold"/>
    </style:style>
    <style:style style:name="P92" style:family="paragraph" style:parent-style-name="Standard" style:list-style-name="L4">
      <style:text-properties style:font-name="Liberation Mono" fo:font-size="10pt" fo:language="fr" fo:country="FR" fo:font-weight="bold" officeooo:rsid="0498f940" officeooo:paragraph-rsid="050602d8" style:font-size-asian="10pt" style:font-weight-asian="bold" style:font-size-complex="10pt" style:font-weight-complex="bold"/>
    </style:style>
    <style:style style:name="P93" style:family="paragraph" style:parent-style-name="Standard" style:list-style-name="L4">
      <style:text-properties style:font-name="Liberation Mono" fo:font-size="10pt" fo:language="fr" fo:country="FR" fo:font-weight="bold" officeooo:rsid="049bbef1" officeooo:paragraph-rsid="050602d8" style:font-size-asian="10pt" style:font-weight-asian="bold" style:font-size-complex="10pt" style:font-weight-complex="bold"/>
    </style:style>
    <style:style style:name="P94" style:family="paragraph" style:parent-style-name="Standard" style:list-style-name="L6">
      <style:paragraph-properties fo:text-align="start" style:justify-single-word="false"/>
      <style:text-properties style:font-name="Liberation Mono" fo:font-size="10pt" fo:language="fr" fo:country="FR" officeooo:rsid="013cd036" officeooo:paragraph-rsid="0519274f" fo:background-color="transparent" style:font-size-asian="10pt" style:font-size-complex="10pt"/>
    </style:style>
    <style:style style:name="P95"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fo:background-color="transparent" style:font-size-asian="10pt" style:font-size-complex="10pt"/>
    </style:style>
    <style:style style:name="P96" style:family="paragraph" style:parent-style-name="Standard" style:list-style-name="L6">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97" style:family="paragraph" style:parent-style-name="Standard" style:list-style-name="L7">
      <style:paragraph-properties fo:text-align="start" style:justify-single-word="false"/>
      <style:text-properties style:font-name="Liberation Mono" fo:font-size="10pt" fo:language="fr" fo:country="FR" officeooo:rsid="026b575e" officeooo:paragraph-rsid="0519274f" fo:background-color="transparent" style:font-size-asian="10pt" style:font-size-complex="10pt"/>
    </style:style>
    <style:style style:name="P98" style:family="paragraph" style:parent-style-name="Standard" style:list-style-name="L7">
      <style:paragraph-properties fo:text-align="start" style:justify-single-word="false"/>
      <style:text-properties style:font-name="Liberation Mono" fo:font-size="10pt" fo:language="fr" fo:country="FR" officeooo:rsid="0270f3a3" officeooo:paragraph-rsid="0519274f" fo:background-color="transparent" style:font-size-asian="10pt" style:font-size-complex="10pt"/>
    </style:style>
    <style:style style:name="P99" style:family="paragraph" style:parent-style-name="Standard" style:list-style-name="L7">
      <style:paragraph-properties fo:text-align="start" style:justify-single-word="false"/>
      <style:text-properties style:font-name="Liberation Mono" fo:font-size="10pt" fo:language="fr" fo:country="FR" officeooo:rsid="0276d58c" officeooo:paragraph-rsid="0519274f" fo:background-color="transparent" style:font-size-asian="10pt" style:font-size-complex="10pt"/>
    </style:style>
    <style:style style:name="P100" style:family="paragraph" style:parent-style-name="Standard" style:list-style-name="L7">
      <style:paragraph-properties fo:text-align="start" style:justify-single-word="false"/>
      <style:text-properties style:font-name="Liberation Mono" fo:font-size="10pt" fo:language="fr" fo:country="FR" officeooo:rsid="027d681b" officeooo:paragraph-rsid="0519274f" fo:background-color="transparent" style:font-size-asian="10pt" style:font-size-complex="10pt"/>
    </style:style>
    <style:style style:name="P101" style:family="paragraph" style:parent-style-name="Standard" style:list-style-name="L7">
      <style:paragraph-properties fo:text-align="start" style:justify-single-word="false"/>
      <style:text-properties style:font-name="Liberation Mono" fo:font-size="10pt" fo:language="fr" fo:country="FR" officeooo:rsid="0280f42e" officeooo:paragraph-rsid="0519274f" fo:background-color="transparent" style:font-size-asian="10pt" style:font-size-complex="10pt"/>
    </style:style>
    <style:style style:name="P102" style:family="paragraph" style:parent-style-name="Standard" style:list-style-name="L7">
      <style:paragraph-properties fo:text-align="start" style:justify-single-word="false"/>
      <style:text-properties style:font-name="Liberation Mono" fo:font-size="10pt" fo:language="fr" fo:country="FR" officeooo:rsid="0285ce78" officeooo:paragraph-rsid="0519274f" fo:background-color="transparent" style:font-size-asian="10pt" style:font-size-complex="10pt"/>
    </style:style>
    <style:style style:name="P103" style:family="paragraph" style:parent-style-name="Standard" style:list-style-name="L7">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19274f" style:font-size-asian="10pt" style:font-style-asian="italic" style:font-weight-asian="bold" style:font-size-complex="10pt" style:font-style-complex="italic" style:font-weight-complex="bold"/>
    </style:style>
    <style:style style:name="P105" style:family="paragraph" style:parent-style-name="Standard" style:list-style-name="L9">
      <style:text-properties style:font-name="Liberation Mono" fo:font-size="10pt" fo:language="fr" fo:country="FR" fo:font-style="italic" fo:font-weight="bold" officeooo:rsid="050ad23b" officeooo:paragraph-rsid="050602d8" style:font-size-asian="10pt" style:font-size-complex="10pt"/>
    </style:style>
    <style:style style:name="P106" style:family="paragraph" style:parent-style-name="Standard" style:list-style-name="L9">
      <style:text-properties style:font-name="Liberation Mono" fo:font-size="10pt" fo:language="fr" fo:country="FR" fo:font-style="italic" fo:font-weight="bold" officeooo:rsid="053c1bff" officeooo:paragraph-rsid="050602d8"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519274f" fo:background-color="#000000" style:font-size-asian="10pt" style:font-style-asian="normal" style:font-size-complex="10pt" style:font-style-complex="normal"/>
    </style:style>
    <style:style style:name="P10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19274f" fo:background-color="transparent" style:font-size-asian="10pt" style:font-style-asian="normal" style:font-weight-asian="normal" style:font-size-complex="10pt" style:font-style-complex="normal" style:font-weight-complex="normal"/>
    </style:style>
    <style:style style:name="P109"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19274f" fo:background-color="transparent" style:font-size-asian="10pt" style:font-style-asian="normal" style:font-weight-asian="normal" style:font-size-complex="10pt" style:font-style-complex="normal" style:font-weight-complex="normal"/>
    </style:style>
    <style:style style:name="P11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19274f" fo:background-color="transparent" style:font-size-asian="10pt" style:font-style-asian="normal" style:font-weight-asian="normal" style:font-size-complex="10pt" style:font-style-complex="normal" style:font-weight-complex="normal"/>
    </style:style>
    <style:style style:name="P111"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112" style:family="paragraph" style:parent-style-name="Standard" style:list-style-name="L10">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113" style:family="paragraph" style:parent-style-name="Standard" style:list-style-name="L10">
      <style:text-properties style:font-name="Liberation Mono" fo:font-size="10pt" fo:language="fr" fo:country="FR" officeooo:rsid="0149f9d4" officeooo:paragraph-rsid="050602d8" style:font-size-asian="8.75pt" style:font-size-complex="10pt"/>
    </style:style>
    <style:style style:name="P114" style:family="paragraph" style:parent-style-name="Standard" style:list-style-name="L10">
      <style:text-properties style:font-name="Liberation Mono" fo:font-size="10pt" officeooo:rsid="007f1491" officeooo:paragraph-rsid="050602d8" style:font-size-asian="10pt" style:font-size-complex="10pt"/>
    </style:style>
    <style:style style:name="P115" style:family="paragraph" style:parent-style-name="Standard" style:list-style-name="L10">
      <style:text-properties style:font-name="Liberation Mono" fo:font-size="10pt" officeooo:rsid="00880e99" officeooo:paragraph-rsid="050602d8" style:font-size-asian="10pt" style:font-size-complex="10pt"/>
    </style:style>
    <style:style style:name="P116" style:family="paragraph" style:parent-style-name="Standard" style:list-style-name="L10">
      <style:text-properties style:font-name="Liberation Mono" fo:font-size="10pt" officeooo:rsid="0088e11a" officeooo:paragraph-rsid="050602d8" style:font-size-asian="10pt" style:font-size-complex="10pt"/>
    </style:style>
    <style:style style:name="P117" style:family="paragraph" style:parent-style-name="Standard" style:list-style-name="L10">
      <style:text-properties style:font-name="Liberation Mono" fo:font-size="10pt" officeooo:rsid="008b3c0b" officeooo:paragraph-rsid="050602d8" style:font-size-asian="10pt" style:font-size-complex="10pt"/>
    </style:style>
    <style:style style:name="P118" style:family="paragraph" style:parent-style-name="Standard" style:list-style-name="L10">
      <style:text-properties style:font-name="Liberation Mono" fo:font-size="10pt" officeooo:rsid="008f1492" officeooo:paragraph-rsid="050602d8" style:font-size-asian="10pt" style:font-size-complex="10pt"/>
    </style:style>
    <style:style style:name="P119" style:family="paragraph" style:parent-style-name="Standard" style:list-style-name="L10">
      <style:text-properties style:font-name="Liberation Mono" fo:font-size="10pt" officeooo:rsid="0090e721" officeooo:paragraph-rsid="050602d8" style:font-size-asian="10pt" style:font-size-complex="10pt"/>
    </style:style>
    <style:style style:name="P120" style:family="paragraph" style:parent-style-name="Standard" style:list-style-name="L10">
      <style:text-properties style:font-name="Liberation Mono" fo:font-size="10pt" officeooo:rsid="00ad0a70" officeooo:paragraph-rsid="050602d8" style:font-size-asian="10pt" style:font-size-complex="10pt"/>
    </style:style>
    <style:style style:name="P121" style:family="paragraph" style:parent-style-name="Standard" style:list-style-name="L10">
      <style:text-properties style:font-name="Liberation Mono" fo:font-size="10pt" officeooo:rsid="00e24910" officeooo:paragraph-rsid="050602d8" style:font-size-asian="8.75pt" style:font-size-complex="10pt"/>
    </style:style>
    <style:style style:name="P12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19274f" style:font-size-asian="9pt" style:font-style-asian="italic" style:font-weight-asian="bold" style:font-size-complex="9pt" style:font-style-complex="italic" style:font-weight-complex="bold"/>
    </style:style>
    <style:style style:name="P123"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19274f" style:font-size-asian="9pt" style:font-style-asian="italic" style:font-weight-asian="bold" style:font-size-complex="9pt" style:font-style-complex="italic" style:font-weight-complex="bold"/>
    </style:style>
    <style:style style:name="P124" style:family="paragraph" style:parent-style-name="Standard" style:list-style-name="L6">
      <style:paragraph-properties fo:text-align="start" style:justify-single-word="false"/>
      <style:text-properties style:font-name="Liberation Mono" officeooo:paragraph-rsid="0519274f"/>
    </style:style>
    <style:style style:name="P125" style:family="paragraph" style:parent-style-name="Standard" style:list-style-name="L8">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126" style:family="paragraph" style:parent-style-name="Standard" style:list-style-name="L9">
      <style:text-properties style:font-name="Liberation Mono" fo:font-size="11pt" fo:language="fr" fo:country="FR" fo:font-weight="bold" officeooo:paragraph-rsid="050602d8" style:font-size-asian="11pt" style:font-weight-asian="bold" style:font-size-complex="11pt" style:font-weight-complex="bold"/>
    </style:style>
    <style:style style:name="P127" style:family="paragraph" style:parent-style-name="Standard" style:list-style-name="L9">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128" style:family="paragraph" style:parent-style-name="Standard" style:list-style-name="L10">
      <style:text-properties style:font-name="Liberation Mono" fo:font-size="11pt" fo:language="fr" fo:country="FR" fo:font-weight="bold" officeooo:paragraph-rsid="050ee746" style:font-size-asian="11pt" style:font-weight-asian="bold" style:font-size-complex="11pt" style:font-weight-complex="bold"/>
    </style:style>
    <style:style style:name="P129" style:family="paragraph" style:parent-style-name="Standard" style:list-style-name="L10">
      <style:text-properties style:font-name="Liberation Mono" fo:font-size="11pt" fo:language="fr" fo:country="FR" fo:font-weight="bold" officeooo:paragraph-rsid="050602d8" style:font-size-asian="11pt" style:font-weight-asian="bold" style:font-size-complex="11pt" style:font-weight-complex="bold"/>
    </style:style>
    <style:style style:name="P130" style:family="paragraph" style:parent-style-name="Standard" style:list-style-name="L10">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131" style:family="paragraph" style:parent-style-name="Standard" style:list-style-name="L10">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132" style:family="paragraph" style:parent-style-name="Standard" style:list-style-name="L10">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133" style:family="paragraph" style:parent-style-name="Standard" style:list-style-name="L3">
      <style:text-properties fo:font-weight="bold" officeooo:paragraph-rsid="050602d8" style:font-weight-asian="bold" style:font-weight-complex="bold"/>
    </style:style>
    <style:style style:name="P134" style:family="paragraph" style:parent-style-name="Standard" style:list-style-name="L4">
      <style:text-properties fo:font-weight="bold" officeooo:paragraph-rsid="050602d8" style:font-weight-asian="bold" style:font-weight-complex="bold"/>
    </style:style>
    <style:style style:name="P135" style:family="paragraph" style:parent-style-name="Standard" style:list-style-name="L3">
      <style:text-properties officeooo:rsid="003253a9" officeooo:paragraph-rsid="050602d8"/>
    </style:style>
    <style:style style:name="P136" style:family="paragraph" style:parent-style-name="Standard" style:list-style-name="L3">
      <style:text-properties officeooo:rsid="00355792" officeooo:paragraph-rsid="050602d8"/>
    </style:style>
    <style:style style:name="P137" style:family="paragraph" style:parent-style-name="Standard" style:list-style-name="L3">
      <style:text-properties officeooo:rsid="00366e0e" officeooo:paragraph-rsid="050602d8"/>
    </style:style>
    <style:style style:name="P138" style:family="paragraph" style:parent-style-name="Standard" style:list-style-name="L3">
      <style:text-properties officeooo:rsid="00383090" officeooo:paragraph-rsid="050602d8"/>
    </style:style>
    <style:style style:name="P139" style:family="paragraph" style:parent-style-name="Standard" style:list-style-name="L3">
      <style:text-properties officeooo:rsid="003b848b" officeooo:paragraph-rsid="050602d8"/>
    </style:style>
    <style:style style:name="P140"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19274f" style:font-size-asian="10pt" style:font-style-asian="normal" style:font-weight-asian="normal" style:font-size-complex="10pt" style:font-style-complex="normal" style:font-weight-complex="normal"/>
    </style:style>
    <style:style style:name="P141"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19274f" style:font-size-asian="10pt" style:font-style-asian="normal" style:font-weight-asian="normal" style:font-size-complex="10pt" style:font-style-complex="normal" style:font-weight-complex="normal"/>
    </style:style>
    <style:style style:name="P142"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19274f" style:font-size-asian="10pt" style:font-style-asian="normal" style:font-weight-asian="normal" style:font-size-complex="10pt" style:font-style-complex="normal" style:font-weight-complex="normal"/>
    </style:style>
    <style:style style:name="P143"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19274f" style:font-size-asian="10pt" style:font-style-asian="normal" style:font-weight-asian="normal" style:font-size-complex="10pt" style:font-style-complex="normal" style:font-weight-complex="normal"/>
    </style:style>
    <style:style style:name="P144"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19274f" style:font-size-asian="10pt" style:font-style-asian="normal" style:font-weight-asian="normal" style:font-size-complex="10pt" style:font-style-complex="normal" style:font-weight-complex="normal"/>
    </style:style>
    <style:style style:name="P145"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19274f" style:font-size-asian="10pt" style:font-style-asian="normal" style:font-weight-asian="normal" style:font-size-complex="10pt" style:font-style-complex="normal" style:font-weight-complex="normal"/>
    </style:style>
    <style:style style:name="P146"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19274f" style:font-size-asian="10pt" style:font-style-asian="normal" style:font-weight-asian="normal" style:font-size-complex="10pt" style:font-style-complex="normal" style:font-weight-complex="normal"/>
    </style:style>
    <style:style style:name="P147"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19274f" style:font-size-asian="10pt" style:font-style-asian="normal" style:font-weight-asian="normal" style:font-size-complex="10pt" style:font-style-complex="normal" style:font-weight-complex="normal"/>
    </style:style>
    <style:style style:name="P148"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19274f" style:font-size-asian="10pt" style:font-style-asian="normal" style:font-weight-asian="normal" style:font-size-complex="10pt" style:font-style-complex="normal" style:font-weight-complex="normal"/>
    </style:style>
    <style:style style:name="P149"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19274f" style:font-size-asian="10pt" style:font-style-asian="normal" style:font-weight-asian="normal" style:font-size-complex="10pt" style:font-style-complex="normal" style:font-weight-complex="normal"/>
    </style:style>
    <style:style style:name="P150"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19274f" style:font-size-asian="10pt" style:font-style-asian="normal" style:font-weight-asian="normal" style:font-size-complex="10pt" style:font-style-complex="normal" style:font-weight-complex="normal"/>
    </style:style>
    <style:style style:name="P151"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19274f" style:font-size-asian="10pt" style:font-style-asian="normal" style:font-weight-asian="normal" style:font-size-complex="10pt" style:font-style-complex="normal" style:font-weight-complex="normal"/>
    </style:style>
    <style:style style:name="P152"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19274f" style:font-size-asian="10pt" style:font-style-asian="normal" style:font-weight-asian="normal" style:font-size-complex="10pt" style:font-style-complex="normal" style:font-weight-complex="normal"/>
    </style:style>
    <style:style style:name="P153" style:family="paragraph" style:parent-style-name="Standard" style:list-style-name="L8">
      <style:text-properties fo:color="#000000" style:font-name="Liberation Mono" fo:font-size="10pt" fo:language="fr" fo:country="FR" officeooo:rsid="040d2c72" officeooo:paragraph-rsid="050602d8" style:font-size-asian="10pt" style:font-size-complex="10pt"/>
    </style:style>
    <style:style style:name="P154" style:family="paragraph" style:parent-style-name="Standard" style:list-style-name="L9">
      <style:text-properties fo:color="#000000" style:font-name="Liberation Mono" fo:font-size="10pt" fo:language="fr" fo:country="FR" officeooo:rsid="001d709f" officeooo:paragraph-rsid="050602d8" style:font-size-asian="10pt" style:font-size-complex="10pt"/>
    </style:style>
    <style:style style:name="P155" style:family="paragraph" style:parent-style-name="Standard" style:list-style-name="L9">
      <style:text-properties fo:color="#000000" style:font-name="Liberation Mono" fo:font-size="10pt" fo:language="fr" fo:country="FR" officeooo:paragraph-rsid="050602d8" style:font-size-asian="10pt" style:font-size-complex="10pt"/>
    </style:style>
    <style:style style:name="P156" style:family="paragraph" style:parent-style-name="Standard" style:list-style-name="L9">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157"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19274f" fo:background-color="#000000"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19274f" fo:background-color="#000000"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19274f" fo:background-color="#000000"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19274f" fo:background-color="#000000"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19274f" fo:background-color="#000000"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19274f" fo:background-color="#000000"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19274f" fo:background-color="#000000"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19274f" fo:background-color="#000000"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19274f" fo:background-color="#000000"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19274f" fo:background-color="#000000"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19274f" fo:background-color="#000000" style:font-size-asian="10pt" style:font-style-asian="normal" style:font-weight-asian="normal" style:font-size-complex="10pt" style:font-style-complex="normal" style:font-weight-complex="normal"/>
    </style:style>
    <style:style style:name="P168"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19274f" fo:background-color="#000000" style:font-size-asian="10pt" style:font-style-asian="normal" style:font-weight-asian="bold" style:font-size-complex="10pt" style:font-style-complex="normal" style:font-weight-complex="bold"/>
    </style:style>
    <style:style style:name="P169"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19274f" fo:background-color="#000000" style:font-size-asian="10pt" style:font-style-asian="normal" style:font-weight-asian="bold" style:font-size-complex="10pt" style:font-style-complex="normal" style:font-weight-complex="bold"/>
    </style:style>
    <style:style style:name="P170"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19274f" fo:background-color="#000000" style:font-size-asian="10pt" style:font-style-asian="normal" style:font-size-complex="10pt" style:font-style-complex="normal"/>
    </style:style>
    <style:style style:name="P17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19274f" fo:background-color="#000000" style:font-size-asian="10pt" style:font-style-asian="normal" style:font-size-complex="10pt" style:font-style-complex="normal"/>
    </style:style>
    <style:style style:name="P17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19274f" fo:background-color="#000000" style:font-size-asian="10pt" style:font-style-asian="normal" style:font-size-complex="10pt" style:font-style-complex="normal"/>
    </style:style>
    <style:style style:name="P17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19274f" fo:background-color="#000000" style:font-size-asian="10pt" style:font-style-asian="normal" style:font-size-complex="10pt" style:font-style-complex="normal"/>
    </style:style>
    <style:style style:name="P174"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19274f" fo:background-color="#000000" style:font-size-asian="10pt" style:font-style-asian="normal" style:font-size-complex="10pt" style:font-style-complex="normal"/>
    </style:style>
    <style:style style:name="P175"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19274f" fo:background-color="#000000" style:font-size-asian="10pt" style:font-style-asian="normal" style:font-size-complex="10pt" style:font-style-complex="normal"/>
    </style:style>
    <style:style style:name="P176"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19274f" fo:background-color="#000000" style:font-size-asian="10pt" style:font-size-complex="10pt"/>
    </style:style>
    <style:style style:name="P177"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19274f" fo:background-color="#000000" style:font-size-asian="10pt" style:font-size-complex="10pt"/>
    </style:style>
    <style:style style:name="P178"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19274f" fo:background-color="#000000" style:font-size-asian="10pt" style:font-size-complex="10pt"/>
    </style:style>
    <style:style style:name="P179" style:family="paragraph" style:parent-style-name="Standard" style:list-style-name="L8">
      <style:text-properties officeooo:paragraph-rsid="050602d8"/>
    </style:style>
    <style:style style:name="P180" style:family="paragraph" style:parent-style-name="Standard" style:list-style-name="L8">
      <style:text-properties fo:color="#ed1c24" style:font-name="Liberation Mono" fo:font-size="10pt" fo:language="fr" fo:country="FR" officeooo:rsid="04011c41" officeooo:paragraph-rsid="050602d8" style:font-size-asian="10pt" style:font-size-complex="10pt"/>
    </style:style>
    <style:style style:name="P181" style:family="paragraph" style:parent-style-name="Standard" style:list-style-name="L8">
      <style:text-properties fo:color="#ed1c24" style:font-name="Liberation Mono" fo:font-size="10pt" fo:language="fr" fo:country="FR" officeooo:rsid="040306b2" officeooo:paragraph-rsid="050602d8" style:font-size-asian="10pt" style:font-size-complex="10pt"/>
    </style:style>
    <style:style style:name="P182" style:family="paragraph" style:parent-style-name="Standard" style:list-style-name="L8">
      <style:text-properties fo:color="#ed1c24" style:font-name="Liberation Mono" fo:font-size="10pt" fo:language="fr" fo:country="FR" officeooo:rsid="03ff22db" officeooo:paragraph-rsid="050602d8" style:font-size-asian="10pt" style:font-size-complex="10pt"/>
    </style:style>
    <style:style style:name="P183" style:family="paragraph" style:parent-style-name="Standard" style:list-style-name="L9">
      <style:text-properties fo:color="#ed1c24" style:font-name="Liberation Mono" fo:font-size="10pt" fo:language="fr" fo:country="FR" officeooo:paragraph-rsid="050602d8" style:font-size-asian="10pt" style:font-size-complex="10pt"/>
    </style:style>
    <style:style style:name="P184" style:family="paragraph" style:parent-style-name="Standard" style:list-style-name="L9">
      <style:text-properties fo:color="#ed1c24" style:font-name="Liberation Mono" fo:font-size="10pt" fo:language="fr" fo:country="FR" officeooo:rsid="001c02bb" officeooo:paragraph-rsid="050602d8" style:font-size-asian="10pt" style:font-size-complex="10pt"/>
    </style:style>
    <style:style style:name="P185" style:family="paragraph" style:parent-style-name="Standard" style:list-style-name="L9">
      <style:text-properties fo:color="#ed1c24" style:font-name="Liberation Mono" fo:font-size="10pt" fo:language="fr" fo:country="FR" officeooo:rsid="0507cf5d" officeooo:paragraph-rsid="050602d8" style:font-size-asian="10pt" style:font-size-complex="10pt"/>
    </style:style>
    <style:style style:name="P186" style:family="paragraph" style:parent-style-name="Standard" style:list-style-name="L9">
      <style:text-properties fo:color="#ed1c24" style:font-name="Liberation Mono" fo:font-size="10pt" fo:language="fr" fo:country="FR" officeooo:rsid="05096229" officeooo:paragraph-rsid="050602d8" style:font-size-asian="10pt" style:font-size-complex="10pt"/>
    </style:style>
    <style:style style:name="P187" style:family="paragraph" style:parent-style-name="Standard" style:list-style-name="L9">
      <style:text-properties fo:color="#ed1c24" style:font-name="Liberation Mono" fo:font-size="10pt" fo:language="fr" fo:country="FR" officeooo:rsid="050ad23b" officeooo:paragraph-rsid="050602d8" style:font-size-asian="10pt" style:font-size-complex="10pt"/>
    </style:style>
    <style:style style:name="P188" style:family="paragraph" style:parent-style-name="Standard" style:list-style-name="L9">
      <style:text-properties fo:color="#ed1c24" style:font-name="Liberation Mono" fo:font-size="10pt" fo:language="fr" fo:country="FR" officeooo:rsid="005d609b" officeooo:paragraph-rsid="050602d8" style:font-size-asian="10pt" style:font-size-complex="10pt"/>
    </style:style>
    <style:style style:name="P189" style:family="paragraph" style:parent-style-name="Standard" style:list-style-name="L10">
      <style:text-properties fo:color="#ed1c24" style:font-name="Liberation Mono" fo:font-size="10pt" fo:language="fr" fo:country="FR" officeooo:paragraph-rsid="0510479b" style:font-size-asian="10pt" style:font-size-complex="10pt"/>
    </style:style>
    <style:style style:name="P190" style:family="paragraph" style:parent-style-name="Standard" style:list-style-name="L10">
      <style:text-properties fo:color="#ed1c24" style:font-name="Liberation Mono" fo:font-size="10pt" fo:language="fr" fo:country="FR" officeooo:paragraph-rsid="050602d8" style:font-size-asian="10pt" style:font-size-complex="10pt"/>
    </style:style>
    <style:style style:name="P191" style:family="paragraph" style:parent-style-name="Standard" style:list-style-name="L10">
      <style:text-properties fo:color="#ed1c24" style:font-name="Liberation Mono" fo:font-size="10pt" fo:language="fr" fo:country="FR" officeooo:rsid="00b2ddca" officeooo:paragraph-rsid="050602d8" style:font-size-asian="10pt" style:font-size-complex="10pt"/>
    </style:style>
    <style:style style:name="P192" style:family="paragraph" style:parent-style-name="Standard" style:list-style-name="L10">
      <style:text-properties fo:color="#ed1c24" style:font-name="Liberation Mono" fo:font-size="10pt" fo:language="fr" fo:country="FR" officeooo:rsid="01657a4c" officeooo:paragraph-rsid="050602d8" style:font-size-asian="10pt" style:font-size-complex="10pt"/>
    </style:style>
    <style:style style:name="P193" style:family="paragraph" style:parent-style-name="Standard" style:list-style-name="L10">
      <style:text-properties fo:color="#ed1c24" style:font-name="Liberation Mono" fo:font-size="10pt" fo:language="fr" fo:country="FR" officeooo:rsid="01035458" officeooo:paragraph-rsid="050602d8" style:font-size-asian="8.75pt" style:font-size-complex="10pt"/>
    </style:style>
    <style:style style:name="P194" style:family="paragraph" style:parent-style-name="Standard" style:list-style-name="L10">
      <style:text-properties fo:color="#ed1c24" style:font-name="Liberation Mono" fo:font-size="10pt" fo:language="fr" fo:country="FR" officeooo:rsid="00fb89bf" officeooo:paragraph-rsid="050602d8" style:font-size-asian="8.75pt" style:font-size-complex="10pt"/>
    </style:style>
    <style:style style:name="P195" style:family="paragraph" style:parent-style-name="Standard" style:list-style-name="L10">
      <style:text-properties fo:color="#ed1c24" style:font-name="Liberation Mono" fo:font-size="10pt" fo:language="fr" fo:country="FR" officeooo:rsid="00fe30bc" officeooo:paragraph-rsid="050602d8" style:font-size-asian="8.75pt" style:font-size-complex="10pt"/>
    </style:style>
    <style:style style:name="P196" style:family="paragraph" style:parent-style-name="Standard" style:list-style-name="L10">
      <style:text-properties fo:color="#ed1c24" style:font-name="Liberation Mono" fo:font-size="10pt" fo:language="fr" fo:country="FR" officeooo:rsid="00fe7fa7" officeooo:paragraph-rsid="050602d8" style:font-size-asian="8.75pt" style:font-size-complex="10pt"/>
    </style:style>
    <style:style style:name="P197" style:family="paragraph" style:parent-style-name="Standard" style:list-style-name="L10">
      <style:text-properties fo:color="#ed1c24" style:font-name="Liberation Mono" fo:font-size="10pt" fo:language="fr" fo:country="FR" officeooo:rsid="0104f38b" officeooo:paragraph-rsid="050602d8" style:font-size-asian="8.75pt" style:font-size-complex="10pt"/>
    </style:style>
    <style:style style:name="P198" style:family="paragraph" style:parent-style-name="Standard" style:list-style-name="L9">
      <style:text-properties fo:color="#ed1c24" style:font-name="Liberation Mono" fo:font-size="10pt" officeooo:rsid="002f801b" officeooo:paragraph-rsid="050602d8" fo:background-color="transparent" style:font-size-asian="10pt" style:font-size-complex="10pt"/>
    </style:style>
    <style:style style:name="P199" style:family="paragraph" style:parent-style-name="Standard" style:list-style-name="L10">
      <style:text-properties fo:color="#ed1c24" style:font-name="Liberation Mono" fo:font-size="10pt" officeooo:rsid="00e24910" officeooo:paragraph-rsid="050602d8" style:font-size-asian="8.75pt" style:font-size-complex="10pt"/>
    </style:style>
    <style:style style:name="P200" style:family="paragraph" style:parent-style-name="Standard" style:list-style-name="L8">
      <style:text-properties fo:color="#ed1c24" style:font-name="Liberation Mono" fo:font-size="12pt" fo:language="fr" fo:country="FR" officeooo:rsid="0430e3f6" officeooo:paragraph-rsid="050602d8" style:font-size-asian="12pt" style:font-size-complex="12pt"/>
    </style:style>
    <style:style style:name="P201" style:family="paragraph" style:parent-style-name="Standard" style:list-style-name="L9">
      <style:text-properties fo:color="#ed1c24" officeooo:rsid="001d709f" officeooo:paragraph-rsid="050602d8"/>
    </style:style>
    <style:style style:name="P202" style:family="paragraph" style:parent-style-name="Standard" style:list-style-name="L10">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203" style:family="paragraph" style:parent-style-name="Standard" style:list-style-name="L10">
      <style:text-properties fo:font-size="10pt" officeooo:rsid="0500da3f" officeooo:paragraph-rsid="050602d8" style:font-size-asian="8.75pt" style:font-size-complex="10pt"/>
    </style:style>
    <style:style style:name="P204" style:family="paragraph" style:parent-style-name="Standard" style:list-style-name="L10">
      <style:text-properties fo:font-size="10pt" officeooo:rsid="01093904" officeooo:paragraph-rsid="050602d8" style:font-size-asian="8.75pt" style:font-size-complex="10pt"/>
    </style:style>
    <style:style style:name="P205" style:family="paragraph" style:parent-style-name="Standard" style:list-style-name="L10">
      <style:text-properties fo:font-size="10pt" officeooo:rsid="0112f95d" officeooo:paragraph-rsid="050602d8" style:font-size-asian="8.75pt" style:font-size-complex="10pt"/>
    </style:style>
    <style:style style:name="P206" style:family="paragraph" style:parent-style-name="Standard" style:list-style-name="L10">
      <style:text-properties fo:font-size="10pt" officeooo:rsid="012fcdf4" officeooo:paragraph-rsid="050602d8" style:font-size-asian="8.75pt" style:font-size-complex="10pt"/>
    </style:style>
    <style:style style:name="P207" style:family="paragraph" style:parent-style-name="Standard" style:list-style-name="L10">
      <style:text-properties fo:font-size="10pt" officeooo:rsid="01567f8b" officeooo:paragraph-rsid="050602d8" style:font-size-asian="8.75pt" style:font-size-complex="10pt"/>
    </style:style>
    <style:style style:name="P208" style:family="paragraph" style:parent-style-name="Standard" style:list-style-name="L10">
      <style:text-properties fo:color="#ce181e" fo:font-size="10pt" officeooo:rsid="0500da3f" officeooo:paragraph-rsid="050d1cbd" style:font-size-asian="8.75pt" style:font-size-complex="10pt"/>
    </style:style>
    <style:style style:name="P209" style:family="paragraph" style:parent-style-name="Standard" style:list-style-name="L10">
      <style:text-properties officeooo:rsid="01650656" officeooo:paragraph-rsid="050602d8"/>
    </style:style>
    <style:style style:name="P210" style:family="paragraph" style:parent-style-name="Standard" style:list-style-name="L10">
      <style:text-properties fo:font-size="11pt" officeooo:rsid="0174f2f4" officeooo:paragraph-rsid="050602d8"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fo:font-weight="normal" officeooo:rsid="044c1a65" style:font-size-asian="8.75pt" style:font-weight-asian="normal" style:font-size-complex="10pt" style:font-weight-complex="normal"/>
    </style:style>
    <style:style style:name="T40" style:family="text">
      <style:text-properties style:font-name="Liberation Mono" fo:language="fr" fo:country="FR"/>
    </style:style>
    <style:style style:name="T41" style:family="text">
      <style:text-properties style:font-name="Liberation Mono" fo:language="fr" fo:country="FR" officeooo:rsid="0091f82c"/>
    </style:style>
    <style:style style:name="T42" style:family="text">
      <style:text-properties style:font-name="Liberation Mono" fo:language="fr" fo:country="FR" officeooo:rsid="010a7f52"/>
    </style:style>
    <style:style style:name="T43" style:family="text">
      <style:text-properties style:font-name="Liberation Mono" fo:language="fr" fo:country="FR" officeooo:rsid="011656ed"/>
    </style:style>
    <style:style style:name="T44" style:family="text">
      <style:text-properties style:font-name="Liberation Mono" fo:language="fr" fo:country="FR" officeooo:rsid="0114ecae"/>
    </style:style>
    <style:style style:name="T45" style:family="text">
      <style:text-properties style:font-name="Liberation Mono" fo:language="fr" fo:country="FR" officeooo:rsid="010f7a6e"/>
    </style:style>
    <style:style style:name="T46" style:family="text">
      <style:text-properties style:font-name="Liberation Mono" fo:language="fr" fo:country="FR" officeooo:rsid="0116ea5a"/>
    </style:style>
    <style:style style:name="T47" style:family="text">
      <style:text-properties style:font-name="Liberation Mono" fo:language="fr" fo:country="FR" officeooo:rsid="0117d581"/>
    </style:style>
    <style:style style:name="T48" style:family="text">
      <style:text-properties style:font-name="Liberation Mono" fo:language="fr" fo:country="FR" officeooo:rsid="0119c2bc"/>
    </style:style>
    <style:style style:name="T49" style:family="text">
      <style:text-properties style:font-name="Liberation Mono" fo:language="fr" fo:country="FR" officeooo:rsid="011b854f"/>
    </style:style>
    <style:style style:name="T50" style:family="text">
      <style:text-properties style:font-name="Liberation Mono" fo:language="fr" fo:country="FR" officeooo:rsid="011c7f9d"/>
    </style:style>
    <style:style style:name="T51" style:family="text">
      <style:text-properties style:font-name="Liberation Mono" fo:language="fr" fo:country="FR" officeooo:rsid="011dcc35"/>
    </style:style>
    <style:style style:name="T52" style:family="text">
      <style:text-properties style:font-name="Liberation Mono" fo:language="fr" fo:country="FR" officeooo:rsid="012a1b72"/>
    </style:style>
    <style:style style:name="T53" style:family="text">
      <style:text-properties style:font-name="Liberation Mono" fo:language="fr" fo:country="FR" officeooo:rsid="012b8041"/>
    </style:style>
    <style:style style:name="T54" style:family="text">
      <style:text-properties style:font-name="Liberation Mono" fo:language="fr" fo:country="FR" officeooo:rsid="012bc974"/>
    </style:style>
    <style:style style:name="T55" style:family="text">
      <style:text-properties style:font-name="Liberation Mono" fo:language="fr" fo:country="FR" officeooo:rsid="011f08d9"/>
    </style:style>
    <style:style style:name="T56" style:family="text">
      <style:text-properties style:font-name="Liberation Mono" fo:language="fr" fo:country="FR" officeooo:rsid="0130cf70"/>
    </style:style>
    <style:style style:name="T57" style:family="text">
      <style:text-properties style:font-name="Liberation Mono" fo:language="fr" fo:country="FR" officeooo:rsid="01310029"/>
    </style:style>
    <style:style style:name="T58" style:family="text">
      <style:text-properties style:font-name="Liberation Mono" fo:language="fr" fo:country="FR" officeooo:rsid="0134695e"/>
    </style:style>
    <style:style style:name="T59" style:family="text">
      <style:text-properties style:font-name="Liberation Mono" fo:language="fr" fo:country="FR" officeooo:rsid="0136c076"/>
    </style:style>
    <style:style style:name="T60" style:family="text">
      <style:text-properties style:font-name="Liberation Mono" fo:language="fr" fo:country="FR" officeooo:rsid="0135695d"/>
    </style:style>
    <style:style style:name="T61" style:family="text">
      <style:text-properties style:font-name="Liberation Mono" fo:language="fr" fo:country="FR" officeooo:rsid="01387a00"/>
    </style:style>
    <style:style style:name="T62" style:family="text">
      <style:text-properties style:font-name="Liberation Mono" fo:language="fr" fo:country="FR" officeooo:rsid="01392939"/>
    </style:style>
    <style:style style:name="T63" style:family="text">
      <style:text-properties style:font-name="Liberation Mono" fo:language="fr" fo:country="FR" officeooo:rsid="013a5526"/>
    </style:style>
    <style:style style:name="T64" style:family="text">
      <style:text-properties style:font-name="Liberation Mono" fo:language="fr" fo:country="FR" officeooo:rsid="013a639d"/>
    </style:style>
    <style:style style:name="T65" style:family="text">
      <style:text-properties style:font-name="Liberation Mono" fo:language="fr" fo:country="FR" officeooo:rsid="013b4804"/>
    </style:style>
    <style:style style:name="T66" style:family="text">
      <style:text-properties style:font-name="Liberation Mono" fo:language="fr" fo:country="FR" officeooo:rsid="015683be"/>
    </style:style>
    <style:style style:name="T67" style:family="text">
      <style:text-properties style:font-name="Liberation Mono" fo:language="fr" fo:country="FR" officeooo:rsid="015864e2"/>
    </style:style>
    <style:style style:name="T68" style:family="text">
      <style:text-properties style:font-name="Liberation Mono" fo:language="fr" fo:country="FR" officeooo:rsid="01588787"/>
    </style:style>
    <style:style style:name="T69" style:family="text">
      <style:text-properties style:font-name="Liberation Mono" fo:language="fr" fo:country="FR" officeooo:rsid="015889fa"/>
    </style:style>
    <style:style style:name="T70" style:family="text">
      <style:text-properties style:font-name="Liberation Mono" fo:language="fr" fo:country="FR" officeooo:rsid="0158b754"/>
    </style:style>
    <style:style style:name="T71" style:family="text">
      <style:text-properties style:font-name="Liberation Mono" fo:language="fr" fo:country="FR" officeooo:rsid="0158c5f2"/>
    </style:style>
    <style:style style:name="T72" style:family="text">
      <style:text-properties style:font-name="Liberation Mono" fo:language="fr" fo:country="FR" officeooo:rsid="0158f488"/>
    </style:style>
    <style:style style:name="T73" style:family="text">
      <style:text-properties style:font-name="Liberation Mono" fo:language="fr" fo:country="FR" officeooo:rsid="015aea27"/>
    </style:style>
    <style:style style:name="T74" style:family="text">
      <style:text-properties style:font-name="Liberation Mono" fo:language="fr" fo:country="FR" officeooo:rsid="015bce03"/>
    </style:style>
    <style:style style:name="T75" style:family="text">
      <style:text-properties style:font-name="Liberation Mono" fo:language="fr" fo:country="FR" officeooo:rsid="015c6ce1"/>
    </style:style>
    <style:style style:name="T76" style:family="text">
      <style:text-properties style:font-name="Liberation Mono" fo:language="fr" fo:country="FR" officeooo:rsid="05029f0e"/>
    </style:style>
    <style:style style:name="T77" style:family="text">
      <style:text-properties officeooo:rsid="02636335"/>
    </style:style>
    <style:style style:name="T78" style:family="text">
      <style:text-properties officeooo:rsid="01f55db6"/>
    </style:style>
    <style:style style:name="T79" style:family="text">
      <style:text-properties officeooo:rsid="0234ab8b"/>
    </style:style>
    <style:style style:name="T80" style:family="text">
      <style:text-properties fo:color="#ffffff" fo:font-size="12pt" officeooo:rsid="0234ab8b" fo:background-color="#000000" loext:char-shading-value="0" style:font-size-asian="12pt" style:font-size-complex="12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fo:font-size="10pt" fo:language="fr" fo:country="FR" officeooo:rsid="0477f9bb" fo:background-color="#000000" loext:char-shading-value="0" style:font-size-asian="10pt" style:font-size-complex="10pt"/>
    </style:style>
    <style:style style:name="T84" style:family="text">
      <style:text-properties fo:color="#ffffff" fo:font-weight="bold" officeooo:rsid="0302b498" style:font-weight-asian="bold" style:font-weight-complex="bold"/>
    </style:style>
    <style:style style:name="T85" style:family="text">
      <style:text-properties fo:color="#ffffff" fo:font-weight="bold" officeooo:rsid="03043f71" style:font-weight-asian="bold" style:font-weight-complex="bold"/>
    </style:style>
    <style:style style:name="T86" style:family="text">
      <style:text-properties fo:color="#ffffff" fo:font-weight="bold" officeooo:rsid="03090ec1" style:font-weight-asian="bold" style:font-weight-complex="bold"/>
    </style:style>
    <style:style style:name="T87" style:family="text">
      <style:text-properties fo:color="#ffffff" fo:font-weight="bold" officeooo:rsid="02d7fd34" style:font-weight-asian="bold" style:font-weight-complex="bold"/>
    </style:style>
    <style:style style:name="T88" style:family="text">
      <style:text-properties fo:color="#ffffff" fo:font-weight="bold" officeooo:rsid="024dc016" style:font-weight-asian="bold" style:font-weight-complex="bold"/>
    </style:style>
    <style:style style:name="T89" style:family="text">
      <style:text-properties fo:color="#ffffff" fo:font-weight="bold" officeooo:rsid="03f64af3" style:font-weight-asian="bold" style:font-weight-complex="bold"/>
    </style:style>
    <style:style style:name="T90" style:family="text">
      <style:text-properties fo:color="#ffffff" fo:font-weight="bold" officeooo:rsid="03f7c436" style:font-weight-asian="bold" style:font-weight-complex="bold"/>
    </style:style>
    <style:style style:name="T91" style:family="text">
      <style:text-properties officeooo:rsid="02521b5f"/>
    </style:style>
    <style:style style:name="T92" style:family="text">
      <style:text-properties officeooo:rsid="021ccbc6"/>
    </style:style>
    <style:style style:name="T93" style:family="text">
      <style:text-properties officeooo:rsid="027057f7"/>
    </style:style>
    <style:style style:name="T94" style:family="text">
      <style:text-properties officeooo:rsid="02719616"/>
    </style:style>
    <style:style style:name="T95" style:family="text">
      <style:text-properties officeooo:rsid="02733ae0"/>
    </style:style>
    <style:style style:name="T96" style:family="text">
      <style:text-properties officeooo:rsid="025bc39f"/>
    </style:style>
    <style:style style:name="T97" style:family="text">
      <style:text-properties officeooo:rsid="0066fdb0"/>
    </style:style>
    <style:style style:name="T98" style:family="text">
      <style:text-properties officeooo:rsid="00683f97"/>
    </style:style>
    <style:style style:name="T99" style:family="text">
      <style:text-properties officeooo:rsid="0193ee38"/>
    </style:style>
    <style:style style:name="T100" style:family="text">
      <style:text-properties officeooo:rsid="0090c14d"/>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0f70126" style:font-style-asian="italic" style:font-weight-asian="bold" style:font-style-complex="italic" style:font-weight-complex="bold"/>
    </style:style>
    <style:style style:name="T103" style:family="text">
      <style:text-properties fo:font-style="italic" fo:font-weight="bold" officeooo:rsid="0167ba35" style:font-style-asian="italic" style:font-weight-asian="bold" style:font-style-complex="italic" style:font-weight-complex="bold"/>
    </style:style>
    <style:style style:name="T104" style:family="text">
      <style:text-properties fo:font-style="italic" fo:font-weight="bold" officeooo:rsid="020713e1" style:font-style-asian="italic" style:font-weight-asian="bold" style:font-style-complex="italic" style:font-weight-complex="bold"/>
    </style:style>
    <style:style style:name="T105" style:family="text">
      <style:text-properties fo:font-style="italic" fo:font-weight="bold" officeooo:rsid="02079189" style:font-style-asian="italic" style:font-weight-asian="bold" style:font-style-complex="italic" style:font-weight-complex="bold"/>
    </style:style>
    <style:style style:name="T106" style:family="text">
      <style:text-properties fo:font-style="italic" fo:font-weight="bold" officeooo:rsid="02e91c62" style:font-style-asian="italic" style:font-weight-asian="bold" style:font-style-complex="italic" style:font-weight-complex="bold"/>
    </style:style>
    <style:style style:name="T107" style:family="text">
      <style:text-properties fo:font-style="italic" fo:font-weight="bold" officeooo:rsid="031d2ae7" style:font-style-asian="italic" style:font-weight-asian="bold" style:font-style-complex="italic" style:font-weight-complex="bold"/>
    </style:style>
    <style:style style:name="T108" style:family="text">
      <style:text-properties fo:font-style="italic" fo:font-weight="bold" officeooo:rsid="02aedb50" style:font-style-asian="italic" style:font-weight-asian="bold" style:font-style-complex="italic" style:font-weight-complex="bold"/>
    </style:style>
    <style:style style:name="T109" style:family="text">
      <style:text-properties fo:font-style="italic" fo:font-weight="bold" officeooo:rsid="04ecf649" style:font-style-asian="italic" style:font-weight-asian="bold" style:font-style-complex="italic" style:font-weight-complex="bold"/>
    </style:style>
    <style:style style:name="T110" style:family="text">
      <style:text-properties officeooo:rsid="00cdd1f4"/>
    </style:style>
    <style:style style:name="T111" style:family="text">
      <style:text-properties officeooo:rsid="00d9602c"/>
    </style:style>
    <style:style style:name="T112" style:family="text">
      <style:text-properties officeooo:rsid="00f70126"/>
    </style:style>
    <style:style style:name="T113" style:family="text">
      <style:text-properties officeooo:rsid="00ffdbb3"/>
    </style:style>
    <style:style style:name="T114" style:family="text">
      <style:text-properties officeooo:rsid="01007862"/>
    </style:style>
    <style:style style:name="T115" style:family="text">
      <style:text-properties officeooo:rsid="0109f6ee"/>
    </style:style>
    <style:style style:name="T116" style:family="text">
      <style:text-properties officeooo:rsid="0116bac4"/>
    </style:style>
    <style:style style:name="T117" style:family="text">
      <style:text-properties officeooo:rsid="012525b7"/>
    </style:style>
    <style:style style:name="T118" style:family="text">
      <style:text-properties officeooo:rsid="01267c26"/>
    </style:style>
    <style:style style:name="T119" style:family="text">
      <style:text-properties officeooo:rsid="012af064"/>
    </style:style>
    <style:style style:name="T120" style:family="text">
      <style:text-properties officeooo:rsid="012f32a2"/>
    </style:style>
    <style:style style:name="T121" style:family="text">
      <style:text-properties officeooo:rsid="0136a306"/>
    </style:style>
    <style:style style:name="T122" style:family="text">
      <style:text-properties officeooo:rsid="013cd036"/>
    </style:style>
    <style:style style:name="T123" style:family="text">
      <style:text-properties officeooo:rsid="015e1bcd"/>
    </style:style>
    <style:style style:name="T124" style:family="text">
      <style:text-properties officeooo:rsid="01929b91"/>
    </style:style>
    <style:style style:name="T125" style:family="text">
      <style:text-properties officeooo:rsid="028ffc5e"/>
    </style:style>
    <style:style style:name="T126" style:family="text">
      <style:text-properties fo:color="#ed1c24" style:font-name="Liberation Mono" fo:language="fr" fo:country="FR" officeooo:rsid="01035458"/>
    </style:style>
    <style:style style:name="T127" style:family="text">
      <style:text-properties fo:color="#ed1c24" style:font-name="Liberation Mono" fo:language="fr" fo:country="FR" officeooo:rsid="050d1cbd"/>
    </style:style>
    <style:style style:name="T128" style:family="text">
      <style:text-properties officeooo:rsid="02bc2c5e"/>
    </style:style>
    <style:style style:name="T129" style:family="text">
      <style:text-properties officeooo:rsid="0094a597"/>
    </style:style>
    <style:style style:name="T130" style:family="text">
      <style:text-properties officeooo:rsid="007f78a2"/>
    </style:style>
    <style:style style:name="T131" style:family="text">
      <style:text-properties officeooo:rsid="0095ff0f"/>
    </style:style>
    <style:style style:name="T132" style:family="text">
      <style:text-properties officeooo:rsid="00977fe5"/>
    </style:style>
    <style:style style:name="T133" style:family="text">
      <style:text-properties officeooo:rsid="0099a7cd"/>
    </style:style>
    <style:style style:name="T134" style:family="text">
      <style:text-properties officeooo:rsid="00a7d2af"/>
    </style:style>
    <style:style style:name="T135" style:family="text">
      <style:text-properties officeooo:rsid="00ab3b99"/>
    </style:style>
    <style:style style:name="T136" style:family="text">
      <style:text-properties officeooo:rsid="00c319e0"/>
    </style:style>
    <style:style style:name="T137" style:family="text">
      <style:text-properties officeooo:rsid="00e71f28"/>
    </style:style>
    <style:style style:name="T138" style:family="text">
      <style:text-properties officeooo:rsid="01a319fc"/>
    </style:style>
    <style:style style:name="T139" style:family="text">
      <style:text-properties officeooo:rsid="01a91d59"/>
    </style:style>
    <style:style style:name="T140" style:family="text">
      <style:text-properties officeooo:rsid="01b28b88"/>
    </style:style>
    <style:style style:name="T141" style:family="text">
      <style:text-properties officeooo:rsid="01b38182"/>
    </style:style>
    <style:style style:name="T142" style:family="text">
      <style:text-properties officeooo:rsid="01b44dba"/>
    </style:style>
    <style:style style:name="T143" style:family="text">
      <style:text-properties officeooo:rsid="01b5e350"/>
    </style:style>
    <style:style style:name="T144" style:family="text">
      <style:text-properties officeooo:rsid="01b6a742"/>
    </style:style>
    <style:style style:name="T145" style:family="text">
      <style:text-properties officeooo:rsid="01bb104a"/>
    </style:style>
    <style:style style:name="T146" style:family="text">
      <style:text-properties officeooo:rsid="01bea4df"/>
    </style:style>
    <style:style style:name="T147" style:family="text">
      <style:text-properties officeooo:rsid="01cf7d6e"/>
    </style:style>
    <style:style style:name="T148" style:family="text">
      <style:text-properties officeooo:rsid="01d31726"/>
    </style:style>
    <style:style style:name="T149" style:family="text">
      <style:text-properties officeooo:rsid="01d3abfb"/>
    </style:style>
    <style:style style:name="T150" style:family="text">
      <style:text-properties officeooo:rsid="01e3bc08"/>
    </style:style>
    <style:style style:name="T151" style:family="text">
      <style:text-properties officeooo:rsid="01fd5c37"/>
    </style:style>
    <style:style style:name="T152" style:family="text">
      <style:text-properties officeooo:rsid="020acc6b"/>
    </style:style>
    <style:style style:name="T153" style:family="text">
      <style:text-properties officeooo:rsid="020ff483"/>
    </style:style>
    <style:style style:name="T154" style:family="text">
      <style:text-properties officeooo:rsid="02198805"/>
    </style:style>
    <style:style style:name="T155" style:family="text">
      <style:text-properties officeooo:rsid="022db4b1"/>
    </style:style>
    <style:style style:name="T156" style:family="text">
      <style:text-properties officeooo:rsid="02331a73"/>
    </style:style>
    <style:style style:name="T157" style:family="text">
      <style:text-properties officeooo:rsid="023d2778"/>
    </style:style>
    <style:style style:name="T158" style:family="text">
      <style:text-properties officeooo:rsid="025043f5"/>
    </style:style>
    <style:style style:name="T159" style:family="text">
      <style:text-properties fo:font-weight="bold" style:font-weight-asian="bold" style:font-weight-complex="bold"/>
    </style:style>
    <style:style style:name="T160" style:family="text">
      <style:text-properties fo:font-weight="bold" officeooo:rsid="024ba2f1" style:font-weight-asian="bold" style:font-weight-complex="bold"/>
    </style:style>
    <style:style style:name="T161" style:family="text">
      <style:text-properties fo:font-weight="bold" officeooo:rsid="024dc016" style:font-weight-asian="bold" style:font-weight-complex="bold"/>
    </style:style>
    <style:style style:name="T162" style:family="text">
      <style:text-properties fo:font-weight="bold" officeooo:rsid="0136a306" style:font-weight-asian="bold" style:font-weight-complex="bold"/>
    </style:style>
    <style:style style:name="T163" style:family="text">
      <style:text-properties fo:font-weight="bold" officeooo:rsid="02cf4c4d" style:font-weight-asian="bold" style:font-weight-complex="bold"/>
    </style:style>
    <style:style style:name="T164" style:family="text">
      <style:text-properties fo:font-weight="bold" officeooo:rsid="02d10829" style:font-weight-asian="bold" style:font-weight-complex="bold"/>
    </style:style>
    <style:style style:name="T165" style:family="text">
      <style:text-properties fo:font-weight="bold" officeooo:rsid="02d13b4d" style:font-weight-asian="bold" style:font-weight-complex="bold"/>
    </style:style>
    <style:style style:name="T166" style:family="text">
      <style:text-properties fo:font-weight="bold" officeooo:rsid="02976326" style:font-weight-asian="bold" style:font-weight-complex="bold"/>
    </style:style>
    <style:style style:name="T167" style:family="text">
      <style:text-properties fo:font-weight="bold" officeooo:rsid="02d4602e" style:font-weight-asian="bold" style:font-weight-complex="bold"/>
    </style:style>
    <style:style style:name="T168" style:family="text">
      <style:text-properties officeooo:rsid="027751ac"/>
    </style:style>
    <style:style style:name="T169" style:family="text">
      <style:text-properties officeooo:rsid="0277b189"/>
    </style:style>
    <style:style style:name="T170" style:family="text">
      <style:text-properties officeooo:rsid="027f10c2"/>
    </style:style>
    <style:style style:name="T171" style:family="text">
      <style:text-properties officeooo:rsid="02815319"/>
    </style:style>
    <style:style style:name="T172" style:family="text">
      <style:text-properties officeooo:rsid="02867b6f"/>
    </style:style>
    <style:style style:name="T173" style:family="text">
      <style:text-properties officeooo:rsid="0290f839"/>
    </style:style>
    <style:style style:name="T174" style:family="text">
      <style:text-properties officeooo:rsid="0299ad2e"/>
    </style:style>
    <style:style style:name="T175" style:family="text">
      <style:text-properties officeooo:rsid="02a4fc5a"/>
    </style:style>
    <style:style style:name="T176" style:family="text">
      <style:text-properties officeooo:rsid="02aedb50"/>
    </style:style>
    <style:style style:name="T177" style:family="text">
      <style:text-properties officeooo:rsid="02c731f4"/>
    </style:style>
    <style:style style:name="T178" style:family="text">
      <style:text-properties officeooo:rsid="02cf4c4d"/>
    </style:style>
    <style:style style:name="T179" style:family="text">
      <style:text-properties fo:color="#fff200" fo:font-weight="bold" officeooo:rsid="028c5ee7" style:font-weight-asian="bold" style:font-weight-complex="bold"/>
    </style:style>
    <style:style style:name="T180" style:family="text">
      <style:text-properties fo:color="#fff200" fo:font-weight="bold" officeooo:rsid="03f82b90" style:font-weight-asian="bold" style:font-weight-complex="bold"/>
    </style:style>
    <style:style style:name="T181" style:family="text">
      <style:text-properties fo:color="#fff200" fo:font-weight="bold" officeooo:rsid="045806d5" style:font-weight-asian="bold" style:font-weight-complex="bold"/>
    </style:style>
    <style:style style:name="T182" style:family="text">
      <style:text-properties officeooo:rsid="02e91c62"/>
    </style:style>
    <style:style style:name="T183" style:family="text">
      <style:text-properties officeooo:rsid="0309e3d2"/>
    </style:style>
    <style:style style:name="T184" style:family="text">
      <style:text-properties officeooo:rsid="014e6e88"/>
    </style:style>
    <style:style style:name="T185" style:family="text">
      <style:text-properties officeooo:rsid="031d2ae7"/>
    </style:style>
    <style:style style:name="T186" style:family="text">
      <style:text-properties officeooo:rsid="0322e12b"/>
    </style:style>
    <style:style style:name="T187" style:family="text">
      <style:text-properties officeooo:rsid="035e1b16"/>
    </style:style>
    <style:style style:name="T188" style:family="text">
      <style:text-properties officeooo:rsid="037a0fd8"/>
    </style:style>
    <style:style style:name="T189" style:family="text">
      <style:text-properties officeooo:rsid="037f7173"/>
    </style:style>
    <style:style style:name="T190" style:family="text">
      <style:text-properties officeooo:rsid="0387a5c8"/>
    </style:style>
    <style:style style:name="T191" style:family="text">
      <style:text-properties officeooo:rsid="038e8bc4"/>
    </style:style>
    <style:style style:name="T192" style:family="text">
      <style:text-properties officeooo:rsid="039182c7"/>
    </style:style>
    <style:style style:name="T193" style:family="text">
      <style:text-properties officeooo:rsid="0398611a"/>
    </style:style>
    <style:style style:name="T194" style:family="text">
      <style:text-properties officeooo:rsid="039c7adb"/>
    </style:style>
    <style:style style:name="T195" style:family="text">
      <style:text-properties officeooo:rsid="03a03fe9"/>
    </style:style>
    <style:style style:name="T196" style:family="text">
      <style:text-properties officeooo:rsid="03a4ff8f"/>
    </style:style>
    <style:style style:name="T197"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198"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199"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0" style:family="text">
      <style:text-properties fo:color="#000000" fo:font-size="10pt" fo:background-color="#ffffff" loext:char-shading-value="0" style:font-size-asian="10pt" style:font-size-complex="10pt"/>
    </style:style>
    <style:style style:name="T201" style:family="text">
      <style:text-properties officeooo:rsid="03b5c1f3"/>
    </style:style>
    <style:style style:name="T202" style:family="text">
      <style:text-properties officeooo:rsid="03bf9120"/>
    </style:style>
    <style:style style:name="T203" style:family="text">
      <style:text-properties style:use-window-font-color="true" fo:font-weight="bold" officeooo:rsid="028c5ee7" style:font-weight-asian="bold" style:font-weight-complex="bold"/>
    </style:style>
    <style:style style:name="T204" style:family="text">
      <style:text-properties officeooo:rsid="03ca71a3"/>
    </style:style>
    <style:style style:name="T205" style:family="text">
      <style:text-properties officeooo:rsid="041074fc"/>
    </style:style>
    <style:style style:name="T206" style:family="text">
      <style:text-properties officeooo:rsid="0427cfc9"/>
    </style:style>
    <style:style style:name="T207" style:family="text">
      <style:text-properties officeooo:rsid="042f8bcc"/>
    </style:style>
    <style:style style:name="T208" style:family="text">
      <style:text-properties officeooo:rsid="04329aec"/>
    </style:style>
    <style:style style:name="T209" style:family="text">
      <style:text-properties officeooo:rsid="0441171f"/>
    </style:style>
    <style:style style:name="T210" style:family="text">
      <style:text-properties officeooo:rsid="044212b9"/>
    </style:style>
    <style:style style:name="T211" style:family="text">
      <style:text-properties officeooo:rsid="0449f6e8"/>
    </style:style>
    <style:style style:name="T212" style:family="text">
      <style:text-properties officeooo:rsid="04518398"/>
    </style:style>
    <style:style style:name="T213" style:family="text">
      <style:text-properties officeooo:rsid="0469370a"/>
    </style:style>
    <style:style style:name="T214" style:family="text">
      <style:text-properties fo:font-size="10pt" fo:language="fr" fo:country="FR" officeooo:rsid="0477f9bb" fo:background-color="transparent" loext:char-shading-value="0" style:font-size-asian="10pt" style:font-size-complex="10pt"/>
    </style:style>
    <style:style style:name="T215" style:family="text">
      <style:text-properties fo:font-size="10pt" style:font-size-asian="10pt" style:font-size-complex="10pt"/>
    </style:style>
    <style:style style:name="T216" style:family="text">
      <style:text-properties fo:font-size="10pt" officeooo:rsid="04911cac" style:font-size-asian="10pt" style:font-size-complex="10pt"/>
    </style:style>
    <style:style style:name="T217" style:family="text">
      <style:text-properties fo:font-size="10pt" officeooo:rsid="048e1c4e" style:font-size-asian="10pt" style:font-size-complex="10pt"/>
    </style:style>
    <style:style style:name="T218" style:family="text">
      <style:text-properties fo:font-size="10pt" officeooo:rsid="048e237d" style:font-size-asian="10pt" style:font-size-complex="10pt"/>
    </style:style>
    <style:style style:name="T219" style:family="text">
      <style:text-properties fo:font-size="10pt" officeooo:rsid="048e9bc6" style:font-size-asian="10pt" style:font-size-complex="10pt"/>
    </style:style>
    <style:style style:name="T220" style:family="text">
      <style:text-properties fo:font-size="10pt" officeooo:rsid="0494c156" style:font-size-asian="10pt" style:font-size-complex="10pt"/>
    </style:style>
    <style:style style:name="T221" style:family="text">
      <style:text-properties fo:font-size="10pt" officeooo:rsid="048fdefa" style:font-size-asian="10pt" style:font-size-complex="10pt"/>
    </style:style>
    <style:style style:name="T222" style:family="text">
      <style:text-properties officeooo:rsid="049509da"/>
    </style:style>
    <style:style style:name="T223" style:family="text">
      <style:text-properties officeooo:rsid="049949d3"/>
    </style:style>
    <style:style style:name="T224" style:family="text">
      <style:text-properties officeooo:rsid="049d396c"/>
    </style:style>
    <style:style style:name="T225"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26"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27"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28" style:family="text">
      <style:text-properties officeooo:rsid="04d21d0e"/>
    </style:style>
    <style:style style:name="T229" style:family="text">
      <style:text-properties officeooo:rsid="052e4f91"/>
    </style:style>
    <style:style style:name="T230" style:family="text">
      <style:text-properties officeooo:rsid="050e087d"/>
    </style:style>
    <style:style style:name="T231" style:family="text">
      <style:text-properties officeooo:rsid="0511262b"/>
    </style:style>
    <style:style style:name="T232" style:family="text">
      <style:text-properties officeooo:rsid="05203614"/>
    </style:style>
    <style:style style:name="T233" style:family="text">
      <style:text-properties officeooo:rsid="05257049"/>
    </style:style>
    <style:style style:name="T234" style:family="text">
      <style:text-properties fo:font-style="normal" fo:font-weight="normal" style:font-style-asian="normal" style:font-weight-asian="normal" style:font-style-complex="normal" style:font-weight-complex="normal"/>
    </style:style>
    <style:style style:name="T235" style:family="text">
      <style:text-properties fo:font-style="normal" fo:font-weight="normal" officeooo:rsid="052861d3" style:font-style-asian="normal" style:font-weight-asian="normal" style:font-style-complex="normal" style:font-weight-complex="normal"/>
    </style:style>
    <style:style style:name="T236" style:family="text">
      <style:text-properties fo:font-style="normal" fo:font-weight="normal" officeooo:rsid="052aff1e" style:font-style-asian="normal" style:font-weight-asian="normal" style:font-style-complex="normal" style:font-weight-complex="normal"/>
    </style:style>
    <style:style style:name="T237" style:family="text">
      <style:text-properties fo:font-style="normal" fo:font-weight="normal" officeooo:rsid="052bd4df" style:font-style-asian="normal" style:font-weight-asian="normal" style:font-style-complex="normal" style:font-weight-complex="normal"/>
    </style:style>
    <style:style style:name="T238" style:family="text">
      <style:text-properties fo:font-style="normal" fo:font-weight="normal" officeooo:rsid="052c287f" style:font-style-asian="normal" style:font-weight-asian="normal" style:font-style-complex="normal" style:font-weight-complex="normal"/>
    </style:style>
    <style:style style:name="T239" style:family="text">
      <style:text-properties fo:font-style="normal" fo:font-weight="normal" officeooo:rsid="052e05c0" style:font-style-asian="normal" style:font-weight-asian="normal" style:font-style-complex="normal" style:font-weight-complex="normal"/>
    </style:style>
    <style:style style:name="T240" style:family="text">
      <style:text-properties fo:font-style="normal" fo:font-weight="normal" officeooo:rsid="052f9187" style:font-style-asian="normal" style:font-weight-asian="normal" style:font-style-complex="normal" style:font-weight-complex="normal"/>
    </style:style>
    <style:style style:name="T241" style:family="text">
      <style:text-properties fo:font-style="normal" fo:font-weight="normal" officeooo:rsid="0534cb82" style:font-style-asian="normal" style:font-weight-asian="normal" style:font-style-complex="normal" style:font-weight-complex="normal"/>
    </style:style>
    <style:style style:name="T242" style:family="text">
      <style:text-properties fo:font-style="normal" fo:font-weight="normal" officeooo:rsid="0536c99b" style:font-style-asian="normal" style:font-weight-asian="normal" style:font-style-complex="normal" style:font-weight-complex="normal"/>
    </style:style>
    <style:style style:name="T243" style:family="text">
      <style:text-properties fo:font-style="normal" fo:font-weight="normal" officeooo:rsid="0537c8bb" style:font-style-asian="normal" style:font-weight-asian="normal" style:font-style-complex="normal" style:font-weight-complex="normal"/>
    </style:style>
    <style:style style:name="T244" style:family="text">
      <style:text-properties fo:font-style="normal" fo:font-weight="normal" officeooo:rsid="053a3216" style:font-style-asian="normal" style:font-weight-asian="normal" style:font-style-complex="normal" style:font-weight-complex="normal"/>
    </style:style>
    <style:style style:name="T245" style:family="text">
      <style:text-properties officeooo:rsid="0507dab8"/>
    </style:style>
    <style:style style:name="T246" style:family="text">
      <style:text-properties fo:font-weight="normal" officeooo:rsid="05118d58" style:font-size-asian="8.75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ocumentation <text:span text:style-name="T1">du fichier de réinstallation pour Linux (BTS SIO : Version 1.0) :</text:span></text:p>
      <text:p text:style-name="P34"/>
      <text:p text:style-name="P45">1) Description du fichier :</text:p>
      <text:p text:style-name="P35"><text:span text:style-name="T2">1.1) </text:span><text:span text:style-name="T3">Description globale :</text:span></text:p>
      <text:p text:style-name="P6">Ce script a été écrit dans le but de vous faire gagner du temps après une (ré)installation fraîche de Linux sur votre ordinateur.</text:p>
      <text:p text:style-name="P6"/>
      <text:p text:style-name="P7"><text:span text:style-name="T2">1.</text:span><text:span text:style-name="T4">2</text:span><text:span text:style-name="T2">) </text:span><text:span text:style-name="T5">Interpréteur shell</text:span><text:span text:style-name="T3"> :</text:span></text:p>
      <text:p text:style-name="P8">Un fichier script shell n’étant pas compilé comme certains langages (C, C++, Haskell, Go, OCaml), il est donc interprété par un interpréteur, <text:span text:style-name="T222">comme en Python</text:span>. </text:p>
      <text:p text:style-name="P9"/>
      <text:p text:style-name="P9">L’interpréteur shell <text:span text:style-name="T78">choisi pour ce script est le Bash, qui est de loin l’interpréteur et l’interface shell la plus utilisée sur Linux avec ZSH.</text:span></text:p>
      <text:p text:style-name="P10"/>
      <text:p text:style-name="P10">Cependant, si vous préférez utiliser un autre interpréteur shell (ZSH, TCSH, SH, Fish, Korn Shell), vous devez changer ce qui suit le sh<text:span text:style-name="T151">a</text:span>bang du fichier.</text:p>
      <text:p text:style-name="P9"/>
      <text:p text:style-name="P21">Le sh<text:span text:style-name="T97">a</text:span>bang <text:span text:style-name="T98">(ou shebang)</text:span> est un <text:span text:style-name="T79">en-tête d’un fichier texte (représenté par ces deux caractères → </text:span><text:span text:style-name="T80">#!</text:span><text:span text:style-name="T79">), indiquant au système d’exploitation que ce fichier n’est pas un fichier exécutable binaire, mais un script interprété par un interpréteur shell.</text:span></text:p>
      <text:p text:style-name="P9"/>
      <text:p text:style-name="P11">Ce qui suit <text:span text:style-name="T91">directement le shabang est la destination, depuis le dossier racine, du fichier exécutable de l’interpréteur shell utilisé.</text:span></text:p>
      <text:p text:style-name="P9"/>
      <text:p text:style-name="P1">Ici, il s’agit de :</text:p>
      <text:list xml:id="list2879097638" text:style-name="L1">
        <text:list-item>
          <text:p text:style-name="P58">!<text:span text:style-name="T92">#/bin/bash</text:span></text:p>
        </text:list-item>
      </text:list>
      <text:p text:style-name="P12"/>
      <text:p text:style-name="P3">Pour <text:span text:style-name="T93">exécuter ce script avec</text:span>, par exemple,<text:span text:style-name="T94"> l’interpréteur</text:span> shell <text:span text:style-name="T95">ZSH</text:span> <text:span text:style-name="T96">(généralement non-installé par défaut), la modification à effectuer est la suivante :</text:span></text:p>
      <text:list xml:id="list1554797739" text:style-name="L2">
        <text:list-item>
          <text:p text:style-name="P59">!<text:span text:style-name="T77">#/bin/zsh</text:span></text:p>
        </text:list-item>
      </text:list>
      <text:p text:style-name="P2"/>
      <text:p text:style-name="P2"/>
      <text:p text:style-name="P46">2) Fonctionnalités :</text:p>
      <text:p text:style-name="P5">Parmi ses fonctionnalités se trouvent : </text:p>
      <text:list xml:id="list184055058" text:style-name="L3">
        <text:list-item>
          <text:p text:style-name="P133"><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35"><text:span text:style-name="T18">APT</text:span><text:span text:style-name="T8"> (</text:span><text:span text:style-name="T19">Debian, </text:span><text:span text:style-name="T8">Ubuntu, Mint, Kali, etc.)</text:span></text:p>
            </text:list-item>
            <text:list-item>
              <text:p text:style-name="P136"><text:span text:style-name="T20">DNF</text:span><text:span text:style-name="T8"> (Fedora, </text:span><text:span text:style-name="T16">CentOS</text:span><text:span text:style-name="T8">)</text:span></text:p>
            </text:list-item>
            <text:list-item>
              <text:p text:style-name="P137"><text:span text:style-name="T21">Zypper (</text:span><text:span text:style-name="T8">OpenSUSE</text:span><text:span text:style-name="T21">)</text:span></text:p>
            </text:list-item>
            <text:list-item>
              <text:p text:style-name="P138"><text:span text:style-name="T23">Pacman</text:span><text:span text:style-name="T8"> (</text:span><text:span text:style-name="T22">Arch Linux, </text:span><text:span text:style-name="T8">Manjaro)</text:span></text:p>
            </text:list-item>
            <text:list-item>
              <text:p text:style-name="P139"><text:span text:style-name="T25">Emerge</text:span><text:span text:style-name="T8"> </text:span><text:span text:style-name="T24">(Gentoo)</text:span></text:p>
            </text:list-item>
          </text:list>
        </text:list-item>
      </text:list>
      <text:list xml:id="list1804813378" text:style-name="L4">
        <text:list-item>
          <text:p text:style-name="P134"><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1">L’installation de paquets depuis les dépôts officiels de votre distribution.</text:p>
        </text:list-item>
        <text:list-item>
          <text:p text:style-name="P92">L’installation de paquets depuis les dépôts <text:span text:style-name="T223">Snap</text:span></text:p>
        </text:list-item>
        <text:list-item>
          <text:p text:style-name="P93">L’auto-suppression des <text:span text:style-name="T224">paquets obsolètes</text:span></text:p>
        </text:list-item>
      </text:list>
      <text:p text:style-name="P13"/>
      <text:p text:style-name="P13"/>
      <text:p text:style-name="P47">3) <text:span text:style-name="T139">Organisation </text:span>du fichier :</text:p>
      <text:p text:style-name="P43"><text:span text:style-name="T185">La partie </text:span><text:span text:style-name="T107">3.1</text:span><text:span text:style-name="T185"> sert à décrire le comportement des variables globales du fichier. </text:span>La partie <text:span text:style-name="T101">3.</text:span><text:span text:style-name="T107">2</text:span> <text:span text:style-name="T176">sert à décrire le fonctionnement de chaque fonction. La partie </text:span><text:span text:style-name="T108">3.3</text:span><text:span text:style-name="T176"> sert à lister les appels des fonctions et vous aidera à mieux voir où éditer le script pour rajouter vos paquets. C’est cette dernière partie qui vous intéressera sûrement le plus.</text:span></text:p>
      <text:p text:style-name="P41"/>
      <text:p text:style-name="P42">3.<text:span text:style-name="T185">1</text:span>) <text:span text:style-name="T156">Description du fonctionnement des variables globales :</text:span></text:p>
      <text:p text:style-name="P37"><text:soft-page-break/>Pour mieux <text:span text:style-name="T186">optimiser le script et le rendre plus lisible, par exemple, la couleur d’affichage du texte de succès d’une étape, j’ai créé des variables globales.</text:span></text:p>
      <text:p text:style-name="P37"/>
      <text:p text:style-name="P38">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37"/>
      <text:p text:style-name="P38">Pour l’interpréteur Shell, c’est comme si on avait écrit en brut le contenu de la variable à l’endroit où cette dernière est appelée.</text:p>
      <text:p text:style-name="P37"/>
      <text:p text:style-name="P39">Le top du top, c’est qu’en plus, si on souhaite changer le contenu de la variable, alors on n’a qu’à le faire à un seul endroit, et le tour est joué.</text:p>
      <text:p text:style-name="P37"/>
      <text:p text:style-name="P40">La liste des variables globales définies au début du fichier :</text:p>
      <text:list xml:id="list2641507591" text:style-name="L5">
        <text:list-item>
          <text:p text:style-name="P140"><text:span text:style-name="T81">LINE_CHAR :</text:span> </text:p>
          <text:list>
            <text:list-item>
              <text:list>
                <text:list-item>
                  <text:p text:style-name="P141">Il s’agit de la variable stockant le caractère affiché sur toute la ligne du header</text:p>
                </text:list-item>
              </text:list>
            </text:list-item>
          </text:list>
        </text:list-item>
        <text:list-item>
          <text:p text:style-name="P157">SLEEP_TAB :</text:p>
          <text:list>
            <text:list-item>
              <text:list>
                <text:list-item>
                  <text:p text:style-name="P142">Il s’agit de <text:span text:style-name="T187">la variable stockant une commande de pause, suivi de sa valeur en seconde. Ici, elle définit le temps de pause entre chaque grande étape du script.</text:span></text:p>
                </text:list-item>
              </text:list>
            </text:list-item>
          </text:list>
        </text:list-item>
        <text:list-item>
          <text:p text:style-name="P158">SLEEP_INST :</text:p>
          <text:list>
            <text:list-item>
              <text:list>
                <text:list-item>
                  <text:p text:style-name="P142">Il s’agit de <text:span text:style-name="T187">la variable stockant une commande de pause, suivi de sa valeur en seconde. Ici, elle définit le temps de pause entre chaque étape d’installation de paquets.</text:span></text:p>
                </text:list-item>
              </text:list>
            </text:list-item>
          </text:list>
        </text:list-item>
        <text:list-item>
          <text:p text:style-name="P158">SLEEP_INST_CAT :</text:p>
          <text:list>
            <text:list-item>
              <text:list>
                <text:list-item>
                  <text:p text:style-name="P142">Il s’agit de <text:span text:style-name="T187">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59">C_ROUGE :</text:p>
          <text:list>
            <text:list-item>
              <text:list>
                <text:list-item>
                  <text:p text:style-name="P143">Définit la couleur d’affichage <text:span text:style-name="T188">du texte en rouge</text:span></text:p>
                </text:list-item>
              </text:list>
            </text:list-item>
          </text:list>
        </text:list-item>
        <text:list-item>
          <text:p text:style-name="P160">C_VERT :</text:p>
          <text:list>
            <text:list-item>
              <text:list>
                <text:list-item>
                  <text:p text:style-name="P143">Définit la couleur d’affichage <text:span text:style-name="T188">du texte en vert</text:span></text:p>
                </text:list-item>
              </text:list>
            </text:list-item>
          </text:list>
        </text:list-item>
        <text:list-item>
          <text:p text:style-name="P160">C_JAUNE :</text:p>
          <text:list>
            <text:list-item>
              <text:list>
                <text:list-item>
                  <text:p text:style-name="P143">Définit la couleur d’affichage <text:span text:style-name="T188">du texte en jaune</text:span></text:p>
                </text:list-item>
              </text:list>
            </text:list-item>
          </text:list>
        </text:list-item>
        <text:list-item>
          <text:p text:style-name="P161">C_RESET :</text:p>
          <text:list>
            <text:list-item>
              <text:list>
                <text:list-item>
                  <text:p text:style-name="P144">Redéfinit la couleur d’affichage du texte selon <text:span text:style-name="T189">la couleur utilisée dans les options du profil du terminal.</text:span></text:p>
                </text:list-item>
              </text:list>
            </text:list-item>
          </text:list>
        </text:list-item>
        <text:list-item>
          <text:p text:style-name="P162">C_HEADER_LINE :</text:p>
          <text:list>
            <text:list-item>
              <text:list>
                <text:list-item>
                  <text:p text:style-name="P145">Définit la couleur <text:span text:style-name="T190">de l’affichage du header (par défaut en bleu cyan)</text:span></text:p>
                </text:list-item>
              </text:list>
            </text:list-item>
          </text:list>
        </text:list-item>
        <text:list-item>
          <text:p text:style-name="P163">TAB :</text:p>
          <text:list>
            <text:list-item>
              <text:list>
                <text:list-item>
                  <text:p text:style-name="P146">Définit le nombre de chevrons avant <text:span text:style-name="T191">l’affichage d’un texte d’étapes</text:span></text:p>
                </text:list-item>
              </text:list>
            </text:list-item>
          </text:list>
        </text:list-item>
        <text:list-item>
          <text:p text:style-name="P163">J_TAB :</text:p>
          <text:list>
            <text:list-item>
              <text:list>
                <text:list-item>
                  <text:p text:style-name="P147">Appelle <text:span text:style-name="T192">la variable « C_JAUNE », puis appelle la variable « TAB », pour afficher les chevrons en jaune.</text:span></text:p>
                </text:list-item>
              </text:list>
            </text:list-item>
          </text:list>
        </text:list-item>
        <text:list-item>
          <text:p text:style-name="P164">R_TAB :</text:p>
          <text:list>
            <text:list-item>
              <text:list>
                <text:list-item>
                  <text:p text:style-name="P148">Même principe que pour <text:span text:style-name="T194">la variable </text:span>« J_TAB », <text:span text:style-name="T193">mais en rouge, avec un deuxième appel de la variable « TAB »</text:span></text:p>
                </text:list-item>
              </text:list>
            </text:list-item>
          </text:list>
        </text:list-item>
        <text:list-item>
          <text:p text:style-name="P164">V_TAB :</text:p>
          <text:list>
            <text:list-item>
              <text:list>
                <text:list-item>
                  <text:p text:style-name="P149">Même principe que pour la variable « <text:span text:style-name="T195">R_TAB », avec du vert</text:span></text:p>
                </text:list-item>
              </text:list>
            </text:list-item>
          </text:list>
        </text:list-item>
        <text:list-item>
          <text:p text:style-name="P165">READ_VAL :</text:p>
          <text:list>
            <text:list-item>
              <text:list>
                <text:list-item>
                  <text:p text:style-name="P150">Cette variable est appelée <text:span text:style-name="T196">si vous répondez autrement que par les caractères écrits entre les crochets lorsque le script vous demande votre permission pour une certaine étape.</text:span></text:p>
                </text:list-item>
              </text:list>
            </text:list-item>
          </text:list>
        </text:list-item>
        <text:list-item>
          <text:p text:style-name="P166">ERROR_OUTPUT_1 :</text:p>
          <text:list>
            <text:list-item>
              <text:list>
                <text:list-item>
                  <text:p text:style-name="P151">Cette variable stocke une première chaîne de caractères <text:span text:style-name="T201">indiquant qu’une erreur s’est produite lors de l’exécution d’une étape du programme. Elle est suivie d’une chaîne de caractères (non stockée dans </text:span><text:soft-page-break/><text:span text:style-name="T201">une variable) indiquant de manière plus précise l’erreur s’étant produite.</text:span></text:p>
                </text:list-item>
              </text:list>
            </text:list-item>
          </text:list>
        </text:list-item>
        <text:list-item>
          <text:p text:style-name="P167">ERROR_OUTPUT_2 :</text:p>
          <text:list>
            <text:list-item>
              <text:list>
                <text:list-item>
                  <text:p text:style-name="P152">Cette variable stocke <text:span text:style-name="T202">une deuxième chaîne de caractères indiquant affichant que le programme s’arrête à cause de l’erreur citée dans la chaîne de caractères précédente.</text:span></text:p>
                </text:list-item>
              </text:list>
            </text:list-item>
          </text:list>
        </text:list-item>
      </text:list>
      <text:p text:style-name="P37"/>
      <text:p text:style-name="P42">3.<text:span text:style-name="T185">2</text:span>) <text:span text:style-name="T156">Description des fonctions lors de la construction du script :</text:span></text:p>
      <text:p text:style-name="P14">Pour mieux <text:span text:style-name="T99">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4"/>
      <text:p text:style-name="P15">Certaines <text:span text:style-name="T140">fonctions</text:span> ne sont <text:span text:style-name="T141">utilisées</text:span> qu’une fois (pour garder le code indenté, <text:span text:style-name="T138">plus agréable à lire</text:span> et organisé au mieux), <text:span text:style-name="T142">tandis que </text:span>d’autres sont appelées à plusieurs reprises (principe même d’une fonction, pour éviter de retaper plusieurs fois exactement le même code).</text:p>
      <text:p text:style-name="P14"/>
      <text:p text:style-name="P15">Elles sont appelées <text:span text:style-name="T143">et exécutées</text:span> tout à la fin du fichier, <text:span text:style-name="T144">rappelées dans les fonctions si besoin,</text:span> et s’exécutent dans l’ordre, de haut en bas.</text:p>
      <text:p text:style-name="P15"/>
      <text:p text:style-name="P16">La liste des <text:span text:style-name="T152">fonctions sur toute la longueur du script :</text:span></text:p>
      <text:list xml:id="list393731882" text:style-name="L6">
        <text:list-item>
          <text:p text:style-name="P176">draw_<text:span text:style-name="T150">header_</text:span>line()</text:p>
          <text:list>
            <text:list-item>
              <text:list>
                <text:list-item>
                  <text:p text:style-name="P60">Cette fonction <text:span text:style-name="T145">crée les lignes du haut et du bas du header jusqu’aux limites de la zone de texte du terminal.</text:span></text:p>
                </text:list-item>
              </text:list>
            </text:list-item>
          </text:list>
        </text:list-item>
        <text:list-item>
          <text:p text:style-name="P177">script_header()</text:p>
          <text:list>
            <text:list-item>
              <text:list>
                <text:list-item>
                  <text:p text:style-name="P61">Cette fonction appelle la fonction <text:span text:style-name="T81">draw_</text:span><text:span text:style-name="T82">header_</text:span><text:span text:style-name="T81">line()</text:span> <text:span text:style-name="T110">pour ajouter le texte de changement d’étapes entre les deux lignes du header.</text:span></text:p>
                </text:list-item>
              </text:list>
            </text:list-item>
          </text:list>
        </text:list-item>
        <text:list-item>
          <text:p text:style-name="P178">get_dist_package_manager<text:span text:style-name="T100">()</text:span></text:p>
          <text:list>
            <text:list-item>
              <text:list>
                <text:list-item>
                  <text:p text:style-name="P62">Cette fonction <text:span text:style-name="T111">fait appel au gestionnaire de paquets de votre distribution pour y installer les paquets de base depuis ses dépôts officiels.</text:span></text:p>
                </text:list-item>
              </text:list>
            </text:list-item>
          </text:list>
        </text:list-item>
        <text:list-item>
          <text:p text:style-name="P178">detect_root()</text:p>
          <text:list>
            <text:list-item>
              <text:list>
                <text:list-item>
                  <text:p text:style-name="P63">Cette fonction <text:span text:style-name="T121">vérifie que vous lancez bien le script en mode utilisateur normal ou en sudo/root (l’équivalent Linux du mode administrateur de Windows, à la différence près que vous êtes </text:span><text:span text:style-name="T162">LE VÉRITABLE MAÎTRE</text:span><text:span text:style-name="T121"> de votre ordinateur (</text:span><text:span text:style-name="T102">« De grands pouvoirs impliquent de grandes responsabilités » </text:span><text:span text:style-name="T104">(</text:span><text:span text:style-name="T105">message affiché </text:span><text:span text:style-name="T103">la première fois que vous lancez une commande en sudo</text:span><text:span text:style-name="T104">)</text:span><text:span text:style-name="T112">)).</text:span></text:p>
                </text:list-item>
                <text:list-item>
                  <text:p text:style-name="P64">Si le script n’est pas lancé <text:span text:style-name="T146">avec sudo ou </text:span>en mode <text:span text:style-name="T114">utilisateur</text:span> <text:span text:style-name="T113">root (ou super-administrateur), le script s’arrête et renvoie une erreur, car de nombreuses fonctionnalités du script (mise à jour, installation, …) nécessitent d’être connecté en root.</text:span></text:p>
                </text:list-item>
                <text:list-item>
                  <text:p text:style-name="P65">Si, au contraire, <text:span text:style-name="T115">le script est lancé avec sudo ou en tant que root, le script vous demandera si vous êtes sûr de lancer le script :</text:span></text:p>
                  <text:list>
                    <text:list-item>
                      <text:list>
                        <text:list-item>
                          <text:p text:style-name="P122">Si <text:span text:style-name="T116">vous répondez « oui », le script lance les étapes suivantes, à partir de la fonction suivante.</text:span></text:p>
                        </text:list-item>
                        <text:list-item>
                          <text:p text:style-name="P123">Sinon, si vous répondez par « non », <text:span text:style-name="T117">le programme s’arrête, tout simplement.</text:span></text:p>
                        </text:list-item>
                      </text:list>
                    </text:list-item>
                  </text:list>
                </text:list-item>
                <text:list-item>
                  <text:p text:style-name="P66"/>
                </text:list-item>
              </text:list>
            </text:list-item>
          </text:list>
        </text:list-item>
        <text:list-item>
          <text:p text:style-name="P178">check_internet_connection()</text:p>
          <text:list>
            <text:list-item>
              <text:list>
                <text:list-item>
                  <text:p text:style-name="P67">Comme son nom l’indique, <text:span text:style-name="T118">cette fonction va vérifier que vous êtes bien connecté à Internet pour les étapes suivantes.</text:span></text:p>
                  <text:list>
                    <text:list-item>
                      <text:list>
                        <text:list-item>
                          <text:p text:style-name="P68">Si c’est le cas, le programme continue <text:span text:style-name="T149">à s’exécuter normalement</text:span>.</text:p>
                        </text:list-item>
                        <text:list-item>
                          <text:p text:style-name="P68">Sinon, l’<text:span text:style-name="T147">exécution du</text:span> programme s’arrête, <text:span text:style-name="T119">car continuer ne servira strictement à rien.</text:span></text:p>
                        </text:list-item>
                      </text:list>
                    </text:list-item>
                  </text:list>
                </text:list-item>
              </text:list>
            </text:list-item>
          </text:list>
        </text:list-item>
        <text:list-item>
          <text:p text:style-name="P178">dist_upgrade()</text:p>
          <text:list>
            <text:list-item>
              <text:list>
                <text:list-item>
                  <text:p text:style-name="P69"><text:soft-page-break/>Cette fonction <text:span text:style-name="T120">va mettre à jours tous les paquets déjà installés sur votre disque dur si vous ne l’avez pas encore fait au moment de l’installation ou juste après.</text:span></text:p>
                </text:list-item>
                <text:list-item>
                  <text:p text:style-name="P70"><text:span text:style-name="T148">Si vous ne l’avez pas encore fait</text:span>, certaines fonctionnalités de votre distribution risquent de ne pas fonctionner normalement.</text:p>
                </text:list-item>
              </text:list>
            </text:list-item>
          </text:list>
        </text:list-item>
        <text:list-item>
          <text:p text:style-name="P178"><text:span text:style-name="T158">pack_install</text:span>()</text:p>
          <text:list>
            <text:list-item>
              <text:list>
                <text:list-item>
                  <text:p text:style-name="P71">Cette fonction <text:span text:style-name="T122">va obtenir la commande d’installation de paquets de votre gestionnaire de paquets.</text:span></text:p>
                </text:list-item>
                <text:list-item>
                  <text:p text:style-name="P94">Une fois la commande récupérée, il ne reste plus qu’à l’appeler avec le nom du paquet à installer en tant qu’argument. <text:span text:style-name="T213">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78"><text:span text:style-name="T204">snap_install</text:span>()</text:p>
          <text:list>
            <text:list-item>
              <text:list>
                <text:list-item>
                  <text:p text:style-name="P95">Cette fonction <text:span text:style-name="T122">va obtenir la commande d’installation de paquets Snap.</text:span></text:p>
                </text:list-item>
                <text:list-item>
                  <text:p text:style-name="P94">Une fois la commande récupérée, il ne reste plus qu’à l’appeler avec le nom du paquet Snap à installer en tant qu’argument. </text:p>
                </text:list-item>
                <text:list-item>
                  <text:p text:style-name="P124"><text:span text:style-name="T214">Comme pour la fonction </text:span><text:span text:style-name="T83">pack_install()</text:span><text:span text:style-name="T214">, j’ai fait en sorte que le nombre d’arguments à mettre puisse être supérieur à un, car les IDE téléchargés via Snap apportent des modifications arbitraires au système</text:span><text:span text:style-name="T200">, au-delà de l'espace </text:span><text:span text:style-name="T215">mémoire protégé (« sandbox ») dans lequel les paquets Snap sont généralement confinés, ce qui peut créer un risque pour votre système.</text:span></text:p>
                </text:list-item>
                <text:list-item>
                  <text:p text:style-name="P124"><text:span text:style-name="T216">N</text:span><text:span text:style-name="T217">ormalement, il n’y a aucun risque s’il s’agit d’un IDE ou tout </text:span><text:span text:style-name="T218">autre éditeur de texte, </text:span><text:span text:style-name="T219">sauf si vous téléchargez </text:span><text:span text:style-name="T220">et utilisez </text:span><text:span text:style-name="T221">des programmes dont vous ne connaissez pas le fonctionnement</text:span><text:span text:style-name="T215">.</text:span></text:p>
                </text:list-item>
              </text:list>
            </text:list-item>
          </text:list>
        </text:list-item>
      </text:list>
      <text:p text:style-name="P48"/>
      <text:list xml:id="list94813489192636" text:continue-numbering="true" text:style-name="L6">
        <text:list-item>
          <text:p text:style-name="P178">autoremove()</text:p>
          <text:list>
            <text:list-item>
              <text:list>
                <text:list-item>
                  <text:p text:style-name="P72">Cette fonction demande à l’utilisateur s’<text:span text:style-name="T123">il veut supprimer ses paquets obsolètes via la commande de suppression des paquets obsolètes du gestionnaire de paquets de sa distributions.</text:span></text:p>
                  <text:list>
                    <text:list-item>
                      <text:list>
                        <text:list-item>
                          <text:p text:style-name="P73">Si <text:span text:style-name="T153">L’utilisateur confirme son choix, alors la commande de suppression des paquets obsolètes de sa distribution est appelée.</text:span></text:p>
                        </text:list-item>
                        <text:list-item>
                          <text:p text:style-name="P74">Sinon, si l’utilisateur<text:span text:style-name="T154"> ne souhaite pas supprimer ses paquets obsolètes, la fonction suivante est appelée et l’installation se termine.</text:span></text:p>
                        </text:list-item>
                      </text:list>
                    </text:list-item>
                  </text:list>
                </text:list-item>
                <text:list-item>
                  <text:p text:style-name="P75">Zypper (OpenSUSE) <text:span text:style-name="T228">n’a pas de commande pour supprimer tous les paquets obsolètes d’un coup.</text:span></text:p>
                  <text:list>
                    <text:list-item>
                      <text:p text:style-name="P76">En revanche, ce gestionnaire de paquets propose de lister les paquets obsolètes avec la commande :</text:p>
                      <text:list>
                        <text:list-item>
                          <text:p text:style-name="P104">zypper packages –orphaned</text:p>
                        </text:list-item>
                      </text:list>
                    </text:list-item>
                    <text:list-item>
                      <text:p text:style-name="P76">Pour supprimer les paquets obsolètes, il faut les supprimer un par un en tapant la commande : </text:p>
                      <text:list>
                        <text:list-item>
                          <text:p text:style-name="P77"><text:span text:style-name="T101">zypper rm </text:span><text:span text:style-name="T109">$nom_du_paquet --clean-deps</text:span></text:p>
                        </text:list-item>
                      </text:list>
                    </text:list-item>
                  </text:list>
                </text:list-item>
              </text:list>
            </text:list-item>
          </text:list>
        </text:list-item>
      </text:list>
      <text:p text:style-name="P4"/>
      <text:list xml:id="list94813122523866" text:continue-numbering="true" text:style-name="L6">
        <text:list-item>
          <text:p text:style-name="P178">is_installation_done()</text:p>
          <text:list>
            <text:list-item>
              <text:list>
                <text:list-item>
                  <text:p text:style-name="P96">Cette fonction finale <text:span text:style-name="T124">est appelée pour supprimer le dossier d’installation temporaire créé dans « /tmp ».</text:span></text:p>
                </text:list-item>
              </text:list>
            </text:list-item>
          </text:list>
        </text:list-item>
      </text:list>
      <text:p text:style-name="P23"/>
      <text:p text:style-name="P23"/>
      <text:p text:style-name="P25"><text:span text:style-name="T2">3.2</text:span><text:span text:style-name="T6">) Ordre d’appel des </text:span><text:span text:style-name="T7">fonctions :</text:span></text:p>
      <text:p text:style-name="P26">À partir de la ligne <text:span text:style-name="T157">“ ” du fichier, le script d’installation commence véritablement. Voici l’ordre d’appel des fonctions :</text:span></text:p>
      <text:list xml:id="list3900945002" text:style-name="L7">
        <text:list-item>
          <text:p text:style-name="P168">script_header<text:span text:style-name="T178">()</text:span></text:p>
          <text:list>
            <text:list-item>
              <text:p text:style-name="P97">Pour afficher un header de bienvenue.</text:p>
            </text:list-item>
          </text:list>
        </text:list-item>
        <text:list-item>
          <text:p text:style-name="P169">get_dist_package_manager<text:span text:style-name="T178">()</text:span></text:p>
          <text:list>
            <text:list-item>
              <text:p text:style-name="P98">Pour obtenir le gestionnaire de paquet de votre distribution.</text:p>
            </text:list-item>
          </text:list>
        </text:list-item>
        <text:list-item>
          <text:p text:style-name="P170"><text:span text:style-name="T159">detect_root</text:span><text:span text:style-name="T163">()</text:span></text:p>
          <text:list>
            <text:list-item>
              <text:p text:style-name="P99"><text:soft-page-break/>Pour vérifier que vous n’<text:span text:style-name="T169">exécutez</text:span> pas le <text:span text:style-name="T168">script en tant qu’utilisateur normal.</text:span></text:p>
            </text:list-item>
          </text:list>
        </text:list-item>
        <text:list-item>
          <text:p text:style-name="P171"><text:span text:style-name="T159">check_internet_connection</text:span><text:span text:style-name="T165">()</text:span></text:p>
          <text:list>
            <text:list-item>
              <text:p text:style-name="P100">Pour vérifier que vous êtes bien <text:span text:style-name="T170">connecté à Internet</text:span></text:p>
            </text:list-item>
          </text:list>
        </text:list-item>
        <text:list-item>
          <text:p text:style-name="P172"><text:span text:style-name="T159">dist_upgrade</text:span><text:span text:style-name="T164">()</text:span></text:p>
          <text:list>
            <text:list-item>
              <text:p text:style-name="P101">Pour mettre à jour l<text:span text:style-name="T171">es paquets existants</text:span></text:p>
            </text:list-item>
          </text:list>
        </text:list-item>
        <text:list-item>
          <text:p text:style-name="P173"><text:span text:style-name="T159">script_</text:span><text:span text:style-name="T160">header</text:span><text:span text:style-name="T164">()</text:span></text:p>
          <text:list>
            <text:list-item>
              <text:p text:style-name="P102">Pour <text:span text:style-name="T172">afficher un header de début d’installation des paquets souhaités</text:span></text:p>
            </text:list-item>
          </text:list>
        </text:list-item>
        <text:list-item>
          <text:p text:style-name="P107"><text:span text:style-name="T84">pack_ins</text:span><text:span text:style-name="T85">t</text:span><text:span text:style-name="T86">all</text:span><text:span text:style-name="T87">()</text:span><text:span text:style-name="T88"> </text:span><text:span text:style-name="T179">$nom_du_paquet</text:span><text:span text:style-name="T203"> </text:span><text:span text:style-name="T89">ou </text:span><text:span text:style-name="T90">snap_install() </text:span><text:span text:style-name="T180">$nom_du_snap --</text:span><text:span text:style-name="T181">option</text:span></text:p>
          <text:list>
            <text:list-item>
              <text:p text:style-name="P103">Pour <text:span text:style-name="T173">installer le paquet ou du Snap choisi en argument ($nom_du_paquet). Ce qui suit les deux tirets est une option, au cas où une simple installation ne fonctionne pas de manière conventionnelle.</text:span></text:p>
            </text:list-item>
          </text:list>
        </text:list-item>
      </text:list>
      <text:p text:style-name="P24"><text:tab/></text:p>
      <text:p text:style-name="P24"><text:tab/>…</text:p>
      <text:p text:style-name="P24"><text:tab/>…<text:tab/><text:span text:style-name="T175">(jusqu’au dernier paquet que vous souhaitez installer)</text:span></text:p>
      <text:p text:style-name="P24"><text:tab/>…</text:p>
      <text:p text:style-name="P24"/>
      <text:list xml:id="list94813130581949" text:continue-numbering="true" text:style-name="L7">
        <text:list-item>
          <text:p text:style-name="P174"><text:span text:style-name="T161">s</text:span><text:span text:style-name="T159">cript_header</text:span><text:span text:style-name="T167">()</text:span></text:p>
          <text:list>
            <text:list-item>
              <text:p text:style-name="P108">Pour <text:span text:style-name="T177">afficher afficher l’étape de suppression des paquets obsolètes</text:span></text:p>
            </text:list-item>
          </text:list>
        </text:list-item>
        <text:list-item>
          <text:p text:style-name="P175"><text:span text:style-name="T161">a</text:span><text:span text:style-name="T159">utoremove</text:span><text:span text:style-name="T167">()</text:span></text:p>
          <text:list>
            <text:list-item>
              <text:p text:style-name="P109">Pour supprimer les paquets obsolètes une fois la mise à jour du système ET l’installation <text:span text:style-name="T174">terminées</text:span></text:p>
            </text:list-item>
          </text:list>
        </text:list-item>
        <text:list-item>
          <text:p text:style-name="P175"><text:span text:style-name="T159">i</text:span><text:span text:style-name="T166">s_installation_done</text:span><text:span text:style-name="T167">()</text:span></text:p>
          <text:list>
            <text:list-item>
              <text:p text:style-name="P110">Fonction de fin de script</text:p>
            </text:list-item>
          </text:list>
        </text:list-item>
      </text:list>
      <text:p text:style-name="P23"/>
      <text:p text:style-name="P28">La partie que où vous pouvez <text:span text:style-name="T182">ajouter vos paquets se situe entre la partie du </text:span><text:span text:style-name="T106">« script_header »</text:span><text:span text:style-name="T182"> d’installation des nouveaux paquets et celui de la suppression des paquets obsolètes.</text:span></text:p>
      <text:p text:style-name="P27"/>
      <text:p text:style-name="P36"><text:span text:style-name="T226">4</text:span><text:span text:style-name="T225">) Description</text:span><text:span text:style-name="T227">s</text:span><text:span text:style-name="T225"> des paquets par défaut :</text:span></text:p>
      <text:p text:style-name="P49">Les descriptions des paquets <text:span text:style-name="T155">installés </text:span>par défaut sont <text:span text:style-name="T125">listées</text:span> ci-dessous :</text:p>
      <text:p text:style-name="P17"/>
      <text:list xml:id="list3195323139" text:style-name="L8">
        <text:list-item>
          <text:p text:style-name="P125">Commandes importantes pour le téléchargement</text:p>
          <text:list>
            <text:list-item>
              <text:p text:style-name="P180">snapd :</text:p>
              <text:list>
                <text:list-item>
                  <text:p text:style-name="P78">Ce paquet <text:span text:style-name="T205">permet l’installation de Snap.</text:span></text:p>
                </text:list-item>
                <text:list-item>
                  <text:p text:style-name="P79">Snap est, à l’instar d’APT (Debian) ou de RPM (Fedora),un gestionnaire de paquets multi-distributions développé par Canonical, l’entreprise derrière le projet Ubuntu.</text:p>
                </text:list-item>
                <text:list-item>
                  <text:p text:style-name="P8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81">wget :</text:p>
              <text:list>
                <text:list-item>
                  <text:p text:style-name="P81">Cette <text:span text:style-name="T206">commande vous permet de télécharger des fichiers téléchargeables disponibles sur une page web, en passant en arguments le ou les liens des fichiers que vous souhaitez télécharger.</text:span></text:p>
                </text:list-item>
                <text:list-item>
                  <text:p text:style-name="P200">ATTENTION !!! COMME <text:span text:style-name="T208">TOUT TÉLÉCHARGEMENT, NE TÉLÉCHARGEZ QUE DEPUIS UN SITE OFFICIEL, CONNU ET FIABLE !!!</text:span></text:p>
                </text:list-item>
              </text:list>
            </text:list-item>
            <text:list-item>
              <text:p text:style-name="P182">curl :</text:p>
              <text:list>
                <text:list-item>
                  <text:p text:style-name="P153">Cette commande, <text:span text:style-name="T210">à l’instar de Wget,</text:span> <text:span text:style-name="T209">permet de télécharger des fichiers téléchargeables depuis un site web.</text:span></text:p>
                </text:list-item>
                <text:list-item>
                  <text:p text:style-name="P179"><text:span text:style-name="T197">Les similitudes et les différences entre ces deux commandes sont </text:span><text:span text:style-name="T198">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199">html</text:span></text:a></text:p>
                </text:list-item>
              </text:list>
            </text:list-item>
          </text:list>
        </text:list-item>
      </text:list>
      <text:p text:style-name="P50"/>
      <text:p text:style-name="P33"/>
      <text:list xml:id="list3851135226" text:style-name="L9">
        <text:list-item>
          <text:p text:style-name="P126">Commandes</text:p>
          <text:list>
            <text:list-item>
              <text:p text:style-name="P183">neofetch : </text:p>
              <text:list>
                <text:list-item>
                  <text:p text:style-name="P111"><text:soft-page-break/>Cette commande permet d’afficher sur votre terminal :</text:p>
                  <text:list>
                    <text:list-item>
                      <text:p text:style-name="P82">La version de votre système d’exploitation</text:p>
                    </text:list-item>
                    <text:list-item>
                      <text:p text:style-name="P83">Le nom de l’<text:span text:style-name="T128">hôte du système d’exploitation (votre ordinateur)</text:span></text:p>
                    </text:list-item>
                    <text:list-item>
                      <text:p text:style-name="P82">La version de votre kernel (noyau Linux)</text:p>
                    </text:list-item>
                    <text:list-item>
                      <text:p text:style-name="P82">Le temps écoulé depuis la connexion à votre session</text:p>
                    </text:list-item>
                    <text:list-item>
                      <text:p text:style-name="P82">Le nombre de paquets installés</text:p>
                    </text:list-item>
                    <text:list-item>
                      <text:p text:style-name="P82">L’interpréteur shell actuellement utilisé, ainsi que sa version</text:p>
                    </text:list-item>
                    <text:list-item>
                      <text:p text:style-name="P82">La résolution de votre écran</text:p>
                    </text:list-item>
                    <text:list-item>
                      <text:p text:style-name="P82">Votre environnement de bureau</text:p>
                    </text:list-item>
                    <text:list-item>
                      <text:p text:style-name="P82">Votre gestionnaire de fenêtres</text:p>
                    </text:list-item>
                    <text:list-item>
                      <text:p text:style-name="P82">Les thèmes de votre environnement de bureau</text:p>
                    </text:list-item>
                    <text:list-item>
                      <text:p text:style-name="P82">Les thèmes d’icônes utilisés</text:p>
                    </text:list-item>
                    <text:list-item>
                      <text:p text:style-name="P82">Le terminal actuellement utilisé</text:p>
                    </text:list-item>
                    <text:list-item>
                      <text:p text:style-name="P82">Les caractéristiques principales de votre processeur</text:p>
                    </text:list-item>
                    <text:list-item>
                      <text:p text:style-name="P82">Les caractéristiques principales de votre carte graphique</text:p>
                    </text:list-item>
                    <text:list-item>
                      <text:p text:style-name="P82">La mémoire vive actuellement utilisée sur la mémoire vive totale</text:p>
                    </text:list-item>
                  </text:list>
                </text:list-item>
              </text:list>
            </text:list-item>
            <text:list-item>
              <text:p text:style-name="P184">tree :</text:p>
              <text:list>
                <text:list-item>
                  <text:p text:style-name="P84">Cette commande est très pratique, elle vous permet de visualiser dans une arborescence tous les fichiers contenus dans les sous-dossiers à partir du dossier <text:span text:style-name="T207">dans lequel</text:span> vous lancez cette commande.</text:p>
                </text:list-item>
              </text:list>
            </text:list-item>
            <text:list-item>
              <text:p text:style-name="P201"><text:span text:style-name="T33">s</text:span><text:span text:style-name="T8">l :</text:span></text:p>
              <text:list>
                <text:list-item>
                  <text:p text:style-name="P154">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57"/>
      <text:list xml:id="list94814162088387" text:continue-numbering="true" text:style-name="L9">
        <text:list-header>
          <text:p text:style-name="P127"/>
        </text:list-header>
        <text:list-item>
          <text:p text:style-name="P127">Jeux</text:p>
          <text:list>
            <text:list-item>
              <text:p text:style-name="P183">bsdgames :</text:p>
              <text:list>
                <text:list-item>
                  <text:p text:style-name="P155">Ce paquet rajoute un « Snake » en version terminal. Vous devez ramasser le plus d’argent possible sans vous faire dévorer par le serpent. Vous pouvez quitter à tout moment en passant sur l<text:span text:style-name="T211">a dièse</text:span> « # » et sauvegarder votre record.</text:p>
                </text:list-item>
              </text:list>
            </text:list-item>
            <text:list-item>
              <text:p text:style-name="P198"><text:span text:style-name="T229">p</text:span>acman :</text:p>
              <text:list>
                <text:list-item>
                  <text:p text:style-name="P82">Le nom du paquet n’est il pas assez explicite ?</text:p>
                </text:list-item>
              </text:list>
            </text:list-item>
            <text:list-item>
              <text:p text:style-name="P185"><text:span text:style-name="T230">s</text:span>upertux :</text:p>
              <text:list>
                <text:list-item>
                  <text:p text:style-name="P85">Vous aimez Super <text:span text:style-name="T231">Mario Bros ? Vous avez toujours voulu :</text:span></text:p>
                  <text:list>
                    <text:list-item>
                      <text:p text:style-name="P86">Jouer à un clone libre et open-source de ce jeu légendaire, à incarner le légendaire manchot Tux, la mascotte du noyau Linux ?</text:p>
                    </text:list-item>
                    <text:list-item>
                      <text:p text:style-name="P87">Jouer à un jeu <text:span text:style-name="T232">encore mis à jour, proposant, en plus des nombreux niveau disponibles, un nombre incalculable de niveaux créés par la communauté ?</text:span></text:p>
                    </text:list-item>
                  </text:list>
                </text:list-item>
                <text:list-item>
                  <text:p text:style-name="P88">Alors ce jeu est fait pour vous.</text:p>
                </text:list-item>
              </text:list>
            </text:list-item>
            <text:list-item>
              <text:p text:style-name="P186">supertuxkart :</text:p>
              <text:list>
                <text:list-item>
                  <text:p text:style-name="P89">M<text:span text:style-name="T233">ême principe que Super Tux, mais appliqué à Mario Kart.</text:span></text:p>
                </text:list-item>
              </text:list>
            </text:list-item>
            <text:list-item>
              <text:p text:style-name="P187">wesnoth :</text:p>
              <text:list>
                <text:list-item>
                  <text:p text:style-name="P105">The Battle for Wesnoth<text:span text:style-name="T234"> </text:span><text:span text:style-name="T235">est </text:span><text:span text:style-name="T236">un jeu gratuit </text:span><text:span text:style-name="T237">libre et open-source </text:span><text:span text:style-name="T238">de stratégie </text:span><text:span text:style-name="T239">au tour par tour </text:span><text:span text:style-name="T240">en 2D </text:span><text:span text:style-name="T241">se déroulant dans un univers </text:span><text:span text:style-name="T242">d’</text:span><text:span text:style-name="T243">heroic-</text:span><text:span text:style-name="T244">f</text:span><text:span text:style-name="T241">antasy</text:span><text:span text:style-name="T240">.</text:span></text:p>
                </text:list-item>
                <text:list-item>
                  <text:p text:style-name="P106"><text:span text:style-name="T240">P</text:span><text:span text:style-name="T234">lus d’informations sur ce jeu → </text:span><text:a xlink:type="simple" xlink:href="https://linuxfr.org/news/sortie-de-la-bataille-pour-wesnoth-1-12" text:style-name="Internet_20_link" text:visited-style-name="Visited_20_Internet_20_Link"><text:span text:style-name="T234">https://linuxfr.org/news/sortie-de-la-bataille-pour-wesnoth-1-12</text:span></text:a><text:span text:style-name="T234">.</text:span></text:p>
                </text:list-item>
              </text:list>
            </text:list-item>
          </text:list>
        </text:list-item>
      </text:list>
      <text:p text:style-name="P49"/>
      <text:p text:style-name="P18"/>
      <text:list xml:id="list94814432070898" text:continue-numbering="true" text:style-name="L9">
        <text:list-item>
          <text:p text:style-name="P156">Images</text:p>
          <text:list>
            <text:list-item>
              <text:p text:style-name="P188">gimp :</text:p>
              <text:list>
                <text:list-item>
                  <text:p text:style-name="P155">Un puissant logiciel d’édition d’image, la meilleure alternative gratuite, libre et open-source à Photoshop.</text:p>
                </text:list-item>
              </text:list>
            </text:list-item>
          </text:list>
        </text:list-item>
      </text:list>
      <text:p text:style-name="P49"/>
      <text:p text:style-name="P5"><text:soft-page-break/></text:p>
      <text:list xml:id="list1303166308" text:style-name="L10">
        <text:list-item>
          <text:p text:style-name="P128">Internet</text:p>
          <text:list>
            <text:list-item>
              <text:p text:style-name="P189"><text:span text:style-name="T246">discord </text:span><text:span text:style-name="T39">:</text:span></text:p>
              <text:list>
                <text:list-item>
                  <text:p text:style-name="P112">Client <text:span text:style-name="T212">Linux du célèbre réseau social</text:span></text:p>
                </text:list-item>
              </text:list>
            </text:list-item>
            <text:list-item>
              <text:p text:style-name="P190"><text:span text:style-name="T245">t</text:span>hunderbird :</text:p>
              <text:list>
                <text:list-item>
                  <text:p text:style-name="P202"><text:span text:style-name="T40">Thunderbird est un client messagerie développé par la fondation Mozilla. Sécurisé, gratuit, libre et open-source, </text:span><text:span text:style-name="T41">vous proposant </text:span><text:span text:style-name="T40">:</text:span></text:p>
                  <text:list>
                    <text:list-item>
                      <text:p text:style-name="P114"><text:span text:style-name="T129">La gestion de</text:span> <text:span text:style-name="T130">plusieurs comptes de messagerie, avec : </text:span></text:p>
                      <text:list>
                        <text:list-item>
                          <text:p text:style-name="P115">Recherche rapide de messages</text:p>
                        </text:list-item>
                        <text:list-item>
                          <text:p text:style-name="P115">Filtrage de messages</text:p>
                        </text:list-item>
                        <text:list-item>
                          <text:p text:style-name="P116">Groupement de messages</text:p>
                        </text:list-item>
                        <text:list-item>
                          <text:p text:style-name="P116">etc ... </text:p>
                        </text:list-item>
                      </text:list>
                    </text:list-item>
                    <text:list-item>
                      <text:p text:style-name="P117"><text:span text:style-name="T131">Un f</text:span>iltre de spams</text:p>
                    </text:list-item>
                    <text:list-item>
                      <text:p text:style-name="P118"><text:span text:style-name="T132">L’e</text:span>nvoi de pièces jointes volumineuses <text:span text:style-name="T133">(contournement efficace des limites des messageries Gmail, Outlook, etc...)</text:span></text:p>
                    </text:list-item>
                    <text:list-item>
                      <text:p text:style-name="P119"><text:span text:style-name="T134">La permission d’avoir une a</text:span>dresse de messagerie <text:span text:style-name="T135">personnalisée</text:span></text:p>
                    </text:list-item>
                    <text:list-item>
                      <text:p text:style-name="P120">Une myriade d’extensions</text:p>
                    </text:list-item>
                  </text:list>
                </text:list-item>
              </text:list>
            </text:list-item>
          </text:list>
        </text:list-item>
      </text:list>
      <text:p text:style-name="P51"/>
      <text:p text:style-name="P19"/>
      <text:list xml:id="list94814060410791" text:continue-numbering="true" text:style-name="L10">
        <text:list-item>
          <text:p text:style-name="P130">Librairies</text:p>
          <text:list>
            <text:list-item>
              <text:p text:style-name="P208"><text:span text:style-name="T126">p</text:span><text:span text:style-name="T127">ython3.7 :</text:span></text:p>
              <text:list>
                <text:list-item>
                  <text:p text:style-name="P203"><text:span text:style-name="T40">L</text:span><text:span text:style-name="T76">a version de Python la plus récente.</text:span></text:p>
                </text:list-item>
              </text:list>
            </text:list-item>
            <text:list-item>
              <text:p text:style-name="P193">python-pip :</text:p>
              <text:list>
                <text:list-item>
                  <text:p text:style-name="P113">Pip est un <text:span text:style-name="T184">gestionnaire de paquets utilisé pour installer et gérer des paquets écrits en Python, tels des librairies Python (Flask ou encore Django pour du web).</text:span></text:p>
                </text:list-item>
              </text:list>
            </text:list-item>
          </text:list>
        </text:list-item>
      </text:list>
      <text:p text:style-name="P54"/>
      <text:p text:style-name="P29"/>
      <text:list xml:id="list94812893611527" text:continue-numbering="true" text:style-name="L10">
        <text:list-item>
          <text:p text:style-name="P131">Logiciels</text:p>
          <text:list>
            <text:list-item>
              <text:p text:style-name="P191">k4dirstat</text:p>
              <text:list>
                <text:list-item>
                  <text:p text:style-name="P90">K4dirstat est un <text:span text:style-name="T136">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52"/>
      <text:p text:style-name="P5"/>
      <text:list xml:id="list94813975838580" text:continue-numbering="true" text:style-name="L10">
        <text:list-item>
          <text:p text:style-name="P129">Modélisation</text:p>
          <text:list>
            <text:list-item>
              <text:p text:style-name="P199">blender :</text:p>
              <text:list>
                <text:list-item>
                  <text:p text:style-name="P121">B<text:span text:style-name="T137">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6"/>
      <text:p text:style-name="P5"/>
      <text:list xml:id="list94813130980103" text:continue-numbering="true" text:style-name="L10">
        <text:list-item>
          <text:p text:style-name="P129">Programmation</text:p>
          <text:list>
            <text:list-item>
              <text:p text:style-name="P194">atom :</text:p>
              <text:list>
                <text:list-item>
                  <text:p text:style-name="P204"><text:span text:style-name="T40">Atom est un </text:span><text:span text:style-name="T42">IDE</text:span><text:span text:style-name="T40"> </text:span><text:span text:style-name="T43">libre et </text:span><text:span text:style-name="T44">open-source</text:span><text:span text:style-name="T40">, </text:span><text:span text:style-name="T45">proposant de nombreuses extensions.</text:span></text:p>
                </text:list-item>
              </text:list>
            </text:list-item>
            <text:list-item>
              <text:p text:style-name="P195"><text:span text:style-name="T183">c</text:span>odeblocks :</text:p>
              <text:list>
                <text:list-item>
                  <text:p text:style-name="P205"><text:span text:style-name="T40">Code::Blocks est un IDE permettant de programmer </text:span><text:span text:style-name="T46">en C, C++, </text:span><text:span text:style-name="T47">Fortran, etc …. </text:span><text:span text:style-name="T48">Il permet de créer </text:span><text:span text:style-name="T49">des </text:span><text:span text:style-name="T50">fichiers adaptés à vos projets (</text:span><text:span text:style-name="T51">SFML, D, Ruby, </text:span><text:span text:style-name="T52">Arduino</text:span><text:span text:style-name="T51">, Qt, </text:span><text:span text:style-name="T53">DirectX, </text:span><text:span text:style-name="T54">OpenGL,</text:span><text:span text:style-name="T51"> </text:span><text:span text:style-name="T55">etc …</text:span><text:span text:style-name="T50">).</text:span></text:p>
                </text:list-item>
              </text:list>
            </text:list-item>
            <text:list-item>
              <text:p text:style-name="P196">emacs :</text:p>
              <text:list>
                <text:list-item>
                  <text:p text:style-name="P206"><text:soft-page-break/><text:span text:style-name="T40">Emacs est un éditeur de texte </text:span><text:span text:style-name="T56">avancé </text:span><text:span text:style-name="T57">se manipulant de la même manière que Nano, </text:span><text:span text:style-name="T58">avec le clavier </text:span><text:span text:style-name="T59">et les raccourcis claviers</text:span><text:span text:style-name="T58"> </text:span><text:span text:style-name="T60">(à la différence près </text:span><text:span text:style-name="T61">que </text:span><text:span text:style-name="T62">l’on peut </text:span><text:span text:style-name="T63">déplacer </text:span><text:span text:style-name="T64">le curseur en cliquant sur la </text:span><text:span text:style-name="T65">zone que l’on veut éditer</text:span><text:span text:style-name="T60">).</text:span></text:p>
                </text:list-item>
              </text:list>
            </text:list-item>
            <text:list-item>
              <text:p text:style-name="P197">valgrind :</text:p>
              <text:list>
                <text:list-item>
                  <text:p text:style-name="P207"><text:span text:style-name="T40">Valgrind </text:span><text:span text:style-name="T66">est</text:span><text:span text:style-name="T40"> le meilleur ami des programmeurs C et C++ </text:span><text:span text:style-name="T67">au moment </text:span><text:span text:style-name="T68">où des </text:span><text:span text:style-name="T69">erreurs de segmentation apparaissent </text:span><text:span text:style-name="T70">au lancement d’un programme. </text:span><text:span text:style-name="T71">Cet utilitaire perme</text:span><text:span text:style-name="T72">t de débusquer des fuites mémoire ou encore des mauvais pointeurs, </text:span><text:span text:style-name="T73">et bien plus </text:span><text:span text:style-name="T74">(voir la documentation </text:span><text:span text:style-name="T75">de Valgrind</text:span><text:span text:style-name="T74">)</text:span><text:span text:style-name="T73">.</text:span></text:p>
                </text:list-item>
              </text:list>
            </text:list-item>
          </text:list>
        </text:list-item>
      </text:list>
      <text:p text:style-name="P55"/>
      <text:p text:style-name="P30"/>
      <text:list xml:id="list94813612359866" text:continue-numbering="true" text:style-name="L10">
        <text:list-item>
          <text:p text:style-name="P129">Vidéo</text:p>
          <text:list>
            <text:list-item>
              <text:p text:style-name="P192">vlc :</text:p>
              <text:list>
                <text:list-item>
                  <text:p text:style-name="P209"><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3"/>
      <text:p text:style-name="P20"/>
      <text:list xml:id="list94813501289654" text:continue-numbering="true" text:style-name="L10">
        <text:list-item>
          <text:p text:style-name="P132">LAMP</text:p>
          <text:list>
            <text:list-item>
              <text:p text:style-name="P210"><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5T09:48:12.174637829</dc:date>
    <meta:editing-duration>PT22H10S</meta:editing-duration>
    <meta:editing-cycles>1078</meta:editing-cycles>
    <meta:document-statistic meta:table-count="0" meta:image-count="0" meta:object-count="0" meta:page-count="8" meta:paragraph-count="230" meta:word-count="3005" meta:character-count="17768" meta:non-whitespace-character-count="15173"/>
  </office:meta>
</office:document-meta>
</file>